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stroke-linejoin="none" svg:stroke-linecap="square" draw:fill-color="#eeeeee" draw:textarea-horizontal-align="justify" draw:textarea-vertical-align="middle" draw:auto-grow-height="false" fo:min-height="5.757cm" fo:min-width="0cm"/>
    </style:style>
    <style:style style:name="gr2" style:family="graphic" style:parent-style-name="standard">
      <style:graphic-properties draw:stroke="none" draw:fill-color="#eeeeee" draw:textarea-horizontal-align="justify" draw:textarea-vertical-align="middle" draw:auto-grow-height="false" fo:min-height="1.524cm" fo:min-width="26.774cm"/>
    </style:style>
    <style:style style:name="gr3" style:family="graphic" style:parent-style-name="standard">
      <style:graphic-properties draw:stroke="none" draw:fill-color="#eeeeee" draw:textarea-horizontal-align="justify" draw:textarea-vertical-align="middle" draw:auto-grow-height="false" fo:min-height="1.596cm" fo:min-width="26.796cm"/>
    </style:style>
    <style:style style:name="gr4" style:family="graphic" style:parent-style-name="standard">
      <style:graphic-properties draw:stroke="none" draw:fill-color="#eeeeee" draw:textarea-horizontal-align="justify" draw:textarea-vertical-align="middle" draw:auto-grow-height="false" fo:min-height="1.597cm" fo:min-width="26.829cm"/>
    </style:style>
    <style:style style:name="gr5" style:family="graphic" style:parent-style-name="standard">
      <style:graphic-properties draw:stroke="none" draw:fill-color="#eeeeee" draw:textarea-horizontal-align="justify" draw:textarea-vertical-align="middle" draw:auto-grow-height="false" fo:min-height="1.601cm" fo:min-width="26.874cm"/>
    </style:style>
    <style:style style:name="gr6" style:family="graphic" style:parent-style-name="standard">
      <style:graphic-properties svg:stroke-color="#000000" draw:stroke-linejoin="none" svg:stroke-linecap="square" draw:fill-color="#eeeeee" draw:textarea-horizontal-align="justify" draw:textarea-vertical-align="middle" draw:auto-grow-height="false" fo:min-height="9.514cm" fo:min-width="0.404cm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4.661cm" fo:min-width="12.174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1.524cm" fo:min-width="2.564cm"/>
    </style:style>
    <style:style style:name="gr9" style:family="graphic" style:parent-style-name="standard">
      <style:graphic-properties draw:fill-color="#ff3333" draw:textarea-horizontal-align="justify" draw:textarea-vertical-align="middle" draw:auto-grow-height="false" fo:min-height="1.524cm" fo:min-width="2.564cm"/>
    </style:style>
    <style:style style:name="gr10" style:family="graphic" style:parent-style-name="standard">
      <style:graphic-properties draw:fill-color="#0000cc" draw:textarea-horizontal-align="justify" draw:textarea-vertical-align="middle" draw:auto-grow-height="false" fo:min-height="1.524cm" fo:min-width="2.564cm"/>
    </style:style>
    <style:style style:name="gr11" style:family="graphic" style:parent-style-name="objectwithoutfill">
      <style:graphic-properties svg:stroke-width="0.106cm" draw:marker-start-width="0.358cm" draw:marker-end="Symmetric_20_Arrow" draw:marker-end-width="0.458cm" draw:fill="none" draw:textarea-vertical-align="middle" fo:padding-top="0.177cm" fo:padding-bottom="0.177cm" fo:padding-left="0.302cm" fo:padding-right="0.302cm"/>
    </style:style>
    <style:style style:name="gr12" style:family="graphic" style:parent-style-name="standard">
      <style:graphic-properties draw:fill-color="#00cc00" draw:textarea-horizontal-align="justify" draw:textarea-vertical-align="middle" draw:auto-grow-height="false" fo:min-height="1.524cm" fo:min-width="2.564cm"/>
    </style:style>
    <style:style style:name="gr13" style:family="graphic" style:parent-style-name="objectwithoutfill">
      <style:graphic-properties svg:stroke-width="0.106cm" draw:marker-start-width="0.517cm" draw:marker-end="" draw:marker-end-width="0.617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draw:marker-start="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15" style:family="graphic" style:parent-style-name="objectwithoutfill">
      <style:graphic-properties svg:stroke-width="0.106cm" draw:marker-start-width="0.517cm" draw:marker-end="Symmetric_20_Arrow" draw:marker-end-width="0.617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fill-color="#ff3333" draw:textarea-horizontal-align="justify" draw:textarea-vertical-align="middle" draw:auto-grow-height="false" fo:min-height="1.524cm" fo:min-width="1.218cm"/>
    </style:style>
    <style:style style:name="gr18" style:family="graphic" style:parent-style-name="standard">
      <style:graphic-properties draw:fill-color="#0000ff" draw:textarea-horizontal-align="justify" draw:textarea-vertical-align="middle" draw:auto-grow-height="false" fo:min-height="1.524cm" fo:min-width="1.218cm"/>
    </style:style>
    <style:style style:name="gr19" style:family="graphic" style:parent-style-name="standard" style:list-style-name="L1">
      <style:graphic-properties draw:fill-color="#00cc00" draw:textarea-horizontal-align="justify" draw:textarea-vertical-align="middle" draw:auto-grow-height="false" fo:min-height="1.524cm" fo:min-width="1.218cm"/>
    </style:style>
    <style:style style:name="gr20" style:family="graphic" style:parent-style-name="standard" style:list-style-name="L1">
      <style:graphic-properties draw:fill-color="#00cc00" draw:textarea-horizontal-align="justify" draw:textarea-vertical-align="middle" draw:auto-grow-height="false" fo:min-height="1.524cm" fo:min-width="1.218cm"/>
    </style:style>
    <style:style style:name="gr21" style:family="graphic" style:parent-style-name="standard">
      <style:graphic-properties draw:stroke="none" svg:stroke-color="#000000" draw:fill="none" draw:fill-color="#ffffff" fo:min-height="2.151cm"/>
    </style:style>
    <style:style style:name="gr22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524cm" fo:min-width="2.564cm"/>
    </style:style>
    <style:style style:name="gr23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524cm" fo:min-width="2.564cm"/>
    </style:style>
    <style:style style:name="gr24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524cm" fo:min-width="2.564cm"/>
    </style:style>
    <style:style style:name="gr25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524cm" fo:min-width="2.564cm"/>
    </style:style>
    <style:style style:name="gr26" style:family="graphic" style:parent-style-name="standard">
      <style:graphic-properties svg:stroke-width="0.106cm" svg:stroke-color="#000000" draw:marker-start-width="0.517cm" draw:marker-end="Symmetric_20_Arrow" draw:marker-end-width="0.617cm" draw:fill="none" draw:textarea-horizontal-align="justify" draw:textarea-vertical-align="middle" draw:auto-grow-height="false" fo:min-height="0.711cm" fo:min-width="0.131cm" fo:padding-top="0.178cm" fo:padding-bottom="0.178cm" fo:padding-left="0.303cm" fo:padding-right="0.303cm"/>
    </style:style>
    <style:style style:name="gr27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524cm" fo:min-width="2.564cm"/>
    </style:style>
    <style:style style:name="gr28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524cm" fo:min-width="2.564cm"/>
    </style:style>
    <style:style style:name="gr29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524cm" fo:min-width="2.564cm"/>
    </style:style>
    <style:style style:name="gr30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524cm" fo:min-width="2.564cm"/>
    </style:style>
    <style:style style:name="gr31" style:family="graphic" style:parent-style-name="standard">
      <style:graphic-properties draw:fill-color="#000000" draw:textarea-horizontal-align="justify" draw:textarea-vertical-align="middle" draw:auto-grow-height="false" fo:min-height="1.25cm" fo:min-width="1.51cm"/>
    </style:style>
    <style:style style:name="gr32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cm"/>
    </style:style>
    <style:style style:name="gr33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34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35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36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37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38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39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4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svg:stroke-color="#000000" draw:fill="none" draw:fill-color="#ffffff" fo:min-height="1.636cm"/>
    </style:style>
    <style:style style:name="gr42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43" style:family="graphic" style:parent-style-name="standard">
      <style:graphic-properties draw:stroke="none" svg:stroke-color="#000000" draw:fill="none" draw:fill-color="#ffffff" fo:min-height="1.145cm"/>
    </style:style>
    <style:style style:name="gr4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4.172cm" fo:min-width="17.939cm" fo:padding-top="0.165cm" fo:padding-bottom="0.165cm" fo:padding-left="0.29cm" fo:padding-right="0.29cm"/>
    </style:style>
    <style:style style:name="gr45" style:family="graphic" style:parent-style-name="standard">
      <style:graphic-properties svg:stroke-color="#000000" draw:fill-color="#dddddd" draw:textarea-horizontal-align="justify" draw:textarea-vertical-align="middle" draw:auto-grow-height="false" fo:min-height="3.164cm" fo:min-width="8.5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1.05cm" fo:min-width="0.8cm"/>
    </style:style>
    <style:style style:name="gr47" style:family="graphic" style:parent-style-name="standard">
      <style:graphic-properties draw:fill-color="#0000ff" draw:textarea-horizontal-align="justify" draw:textarea-vertical-align="middle" draw:auto-grow-height="false" fo:min-height="1.05cm" fo:min-width="0.8cm"/>
    </style:style>
    <style:style style:name="gr48" style:family="graphic" style:parent-style-name="standard" style:list-style-name="L1">
      <style:graphic-properties draw:fill-color="#0000ff" draw:textarea-horizontal-align="justify" draw:textarea-vertical-align="middle" draw:auto-grow-height="false" fo:min-height="1.05cm" fo:min-width="0.8cm"/>
    </style:style>
    <style:style style:name="gr49" style:family="graphic" style:parent-style-name="standard" style:list-style-name="L1">
      <style:graphic-properties draw:fill-color="#00cc00" draw:textarea-horizontal-align="justify" draw:textarea-vertical-align="middle" draw:auto-grow-height="false" fo:min-height="1.05cm" fo:min-width="0.8cm"/>
    </style:style>
    <style:style style:name="gr50" style:family="graphic" style:parent-style-name="standard" style:list-style-name="L1">
      <style:graphic-properties draw:fill-color="#00cc00" draw:textarea-horizontal-align="justify" draw:textarea-vertical-align="middle" draw:auto-grow-height="false" fo:min-height="1.05cm" fo:min-width="0.8cm"/>
    </style:style>
    <style:style style:name="gr51" style:family="graphic" style:parent-style-name="standard">
      <style:graphic-properties svg:stroke-color="#000000" draw:fill-color="#dddddd" draw:textarea-horizontal-align="justify" draw:textarea-vertical-align="middle" draw:auto-grow-height="false" fo:min-height="3.459cm" fo:min-width="10.242cm"/>
    </style:style>
    <style:style style:name="gr52" style:family="graphic" style:parent-style-name="standard">
      <style:graphic-properties draw:fill-color="#ff3333" draw:textarea-horizontal-align="justify" draw:textarea-vertical-align="middle" draw:auto-grow-height="false" fo:min-height="1.25cm" fo:min-width="1.218cm"/>
    </style:style>
    <style:style style:name="gr53" style:family="graphic" style:parent-style-name="standard">
      <style:graphic-properties draw:fill-color="#0000ff" draw:textarea-horizontal-align="justify" draw:textarea-vertical-align="middle" draw:auto-grow-height="false" fo:min-height="1.25cm" fo:min-width="1.23cm"/>
    </style:style>
    <style:style style:name="gr54" style:family="graphic" style:parent-style-name="standard" style:list-style-name="L1">
      <style:graphic-properties draw:fill-color="#0000ff" draw:textarea-horizontal-align="justify" draw:textarea-vertical-align="middle" draw:auto-grow-height="false" fo:min-height="1.25cm" fo:min-width="1.23cm"/>
    </style:style>
    <style:style style:name="gr55" style:family="graphic" style:parent-style-name="standard" style:list-style-name="L1">
      <style:graphic-properties draw:fill-color="#00cc00" draw:textarea-horizontal-align="justify" draw:textarea-vertical-align="middle" draw:auto-grow-height="false" fo:min-height="1.25cm" fo:min-width="1.23cm"/>
    </style:style>
    <style:style style:name="gr56" style:family="graphic" style:parent-style-name="standard" style:list-style-name="L1">
      <style:graphic-properties draw:fill-color="#00cc00" draw:textarea-horizontal-align="justify" draw:textarea-vertical-align="middle" draw:auto-grow-height="false" fo:min-height="1.25cm" fo:min-width="1.23cm"/>
    </style:style>
    <style:style style:name="gr57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58" style:family="graphic" style:parent-style-name="standard">
      <style:graphic-properties draw:stroke="none" svg:stroke-color="#000000" draw:fill="none" draw:fill-color="#ffffff" fo:min-height="1.199cm"/>
    </style:style>
    <style:style style:name="gr5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4.092cm" fo:min-width="17.859cm" fo:padding-top="0.165cm" fo:padding-bottom="0.165cm" fo:padding-left="0.29cm" fo:padding-right="0.29cm"/>
    </style:style>
    <style:style style:name="gr60" style:family="graphic" style:parent-style-name="standard">
      <style:graphic-properties draw:stroke="none" svg:stroke-color="#000000" draw:fill="none" draw:fill-color="#ffffff" fo:min-height="0.865cm"/>
    </style:style>
    <style:style style:name="gr61" style:family="graphic" style:parent-style-name="standard">
      <style:graphic-properties svg:stroke-color="#000000" draw:stroke-linejoin="none" svg:stroke-linecap="square" draw:fill-color="#eeeeee" draw:textarea-horizontal-align="justify" draw:textarea-vertical-align="middle" draw:auto-grow-height="false" fo:min-height="9.363cm" fo:min-width="1.811cm"/>
    </style:style>
    <style:style style:name="gr62" style:family="graphic" style:parent-style-name="standard">
      <style:graphic-properties svg:stroke-color="#000000" draw:stroke-linejoin="none" svg:stroke-linecap="square" draw:fill-color="#eeeeee" draw:textarea-horizontal-align="justify" draw:textarea-vertical-align="middle" draw:auto-grow-height="false" fo:min-height="9.364cm" fo:min-width="1.811cm"/>
    </style:style>
    <style:style style:name="gr63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cm"/>
    </style:style>
    <style:style style:name="gr64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65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66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67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68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69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70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71" style:family="graphic" style:parent-style-name="standard">
      <style:graphic-properties svg:stroke-color="#000000" draw:fill-color="#dddddd" draw:textarea-horizontal-align="justify" draw:textarea-vertical-align="middle" draw:auto-grow-height="false" fo:min-height="3.164cm" fo:min-width="11.049cm"/>
    </style:style>
    <style:style style:name="gr72" style:family="graphic" style:parent-style-name="standard" style:list-style-name="L1">
      <style:graphic-properties draw:fill-color="#0000ff" draw:textarea-horizontal-align="justify" draw:textarea-vertical-align="middle" draw:auto-grow-height="false" fo:min-height="1.05cm" fo:min-width="0.8cm"/>
    </style:style>
    <style:style style:name="gr73" style:family="graphic" style:parent-style-name="standard" style:list-style-name="L1">
      <style:graphic-properties draw:fill-color="#00cc00" draw:textarea-horizontal-align="justify" draw:textarea-vertical-align="middle" draw:auto-grow-height="false" fo:min-height="1.05cm" fo:min-width="0.8cm"/>
    </style:style>
    <style:style style:name="gr74" style:family="graphic" style:parent-style-name="standard" style:list-style-name="L1">
      <style:graphic-properties draw:fill-color="#00cc00" draw:textarea-horizontal-align="justify" draw:textarea-vertical-align="middle" draw:auto-grow-height="false" fo:min-height="1.05cm" fo:min-width="0.8cm"/>
    </style:style>
    <style:style style:name="gr75" style:family="graphic" style:parent-style-name="standard" style:list-style-name="L1">
      <style:graphic-properties draw:fill-color="#0000ff" draw:textarea-horizontal-align="justify" draw:textarea-vertical-align="middle" draw:auto-grow-height="false" fo:min-height="1.05cm" fo:min-width="0.8cm"/>
    </style:style>
    <style:style style:name="gr76" style:family="graphic" style:parent-style-name="standard">
      <style:graphic-properties draw:stroke="none" svg:stroke-color="#000000" draw:fill="none" draw:fill-color="#ffffff" fo:min-height="1.455cm"/>
    </style:style>
    <style:style style:name="gr77" style:family="graphic" style:parent-style-name="standard">
      <style:graphic-properties draw:stroke="none" svg:stroke-color="#000000" draw:fill="none" draw:fill-color="#ffffff" fo:min-height="1.443cm"/>
    </style:style>
    <style:style style:name="gr78" style:family="graphic" style:parent-style-name="standard">
      <style:graphic-properties draw:stroke="none" svg:stroke-color="#000000" draw:fill="none" draw:fill-color="#ffffff" fo:min-height="1.02cm"/>
    </style:style>
    <style:style style:name="gr79" style:family="graphic" style:parent-style-name="standard" style:list-style-name="L1">
      <style:graphic-properties draw:fill-color="#00cc00" draw:textarea-horizontal-align="justify" draw:textarea-vertical-align="middle" draw:auto-grow-height="false" fo:min-height="1.05cm" fo:min-width="0.8cm"/>
    </style:style>
    <style:style style:name="gr80" style:family="graphic" style:parent-style-name="standard">
      <style:graphic-properties draw:fill-color="#000000" draw:textarea-horizontal-align="justify" draw:textarea-vertical-align="middle" draw:auto-grow-height="false" fo:min-height="2.314cm" fo:min-width="0.159cm"/>
    </style:style>
    <style:style style:name="gr81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82" style:family="graphic" style:parent-style-name="standard">
      <style:graphic-properties draw:stroke="none" svg:stroke-color="#000000" draw:fill="none" draw:fill-color="#ffffff" fo:min-height="1.729cm"/>
    </style:style>
    <style:style style:name="gr83" style:family="graphic" style:parent-style-name="standard">
      <style:graphic-properties draw:stroke="none" svg:stroke-color="#000000" draw:fill="none" draw:fill-color="#ffffff" fo:min-height="1.881cm"/>
    </style:style>
    <style:style style:name="gr84" style:family="graphic" style:parent-style-name="standard">
      <style:graphic-properties svg:stroke-color="#000000" draw:stroke-linejoin="none" svg:stroke-linecap="square" draw:fill-color="#eeeeee" draw:textarea-horizontal-align="justify" draw:textarea-vertical-align="middle" draw:auto-grow-height="false" fo:min-height="9.556cm" fo:min-width="0.014cm"/>
    </style:style>
    <style:style style:name="gr85" style:family="graphic" style:parent-style-name="standard">
      <style:graphic-properties svg:stroke-color="#000000" draw:stroke-linejoin="none" svg:stroke-linecap="square" draw:fill-color="#eeeeee" draw:textarea-horizontal-align="justify" draw:textarea-vertical-align="middle" draw:auto-grow-height="false" fo:min-height="9.57cm" fo:min-width="0cm"/>
    </style:style>
    <style:style style:name="gr86" style:family="graphic" style:parent-style-name="standard">
      <style:graphic-properties svg:stroke-color="#000000" draw:stroke-linejoin="none" svg:stroke-linecap="square" draw:fill-color="#eeeeee" draw:textarea-horizontal-align="justify" draw:textarea-vertical-align="middle" draw:auto-grow-height="false" fo:min-height="9.564cm" fo:min-width="0cm"/>
    </style:style>
    <style:style style:name="gr87" style:family="graphic" style:parent-style-name="standard">
      <style:graphic-properties svg:stroke-color="#000000" draw:stroke-linejoin="none" svg:stroke-linecap="square" draw:fill-color="#eeeeee" draw:textarea-horizontal-align="justify" draw:textarea-vertical-align="middle" draw:auto-grow-height="false" fo:min-height="9.562cm" fo:min-width="0cm"/>
    </style:style>
    <style:style style:name="gr88" style:family="graphic" style:parent-style-name="standard">
      <style:graphic-properties svg:stroke-color="#000000" draw:stroke-linejoin="none" svg:stroke-linecap="square" draw:fill-color="#eeeeee" draw:textarea-horizontal-align="justify" draw:textarea-vertical-align="middle" draw:auto-grow-height="false" fo:min-height="9.56cm" fo:min-width="0cm"/>
    </style:style>
    <style:style style:name="gr89" style:family="graphic" style:parent-style-name="standard">
      <style:graphic-properties svg:stroke-color="#000000" draw:stroke-linejoin="none" svg:stroke-linecap="square" draw:fill-color="#eeeeee" draw:textarea-horizontal-align="justify" draw:textarea-vertical-align="middle" draw:auto-grow-height="false" fo:min-height="9.566cm" fo:min-width="0cm"/>
    </style:style>
    <style:style style:name="gr90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cm"/>
    </style:style>
    <style:style style:name="gr91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92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93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94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95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96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97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98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99" style:family="graphic" style:parent-style-name="standard">
      <style:graphic-properties draw:stroke="none" svg:stroke-color="#000000" draw:fill="none" draw:fill-color="#ffffff" fo:min-height="2.676cm"/>
    </style:style>
    <style:style style:name="gr100" style:family="graphic" style:parent-style-name="standard">
      <style:graphic-properties draw:stroke="none" svg:stroke-color="#000000" draw:fill="none" draw:fill-color="#ffffff" fo:min-height="1.382cm"/>
    </style:style>
    <style:style style:name="gr101" style:family="graphic" style:parent-style-name="standard">
      <style:graphic-properties draw:stroke="none" svg:stroke-color="#000000" draw:fill="none" draw:fill-color="#ffffff" fo:min-height="2.174cm"/>
    </style:style>
    <style:style style:name="gr102" style:family="graphic" style:parent-style-name="standard">
      <style:graphic-properties svg:stroke-color="#000000" draw:fill-color="#dddddd" draw:textarea-horizontal-align="justify" draw:textarea-vertical-align="middle" draw:auto-grow-height="false" fo:min-height="3.969cm" fo:min-width="13.774cm"/>
    </style:style>
    <style:style style:name="gr103" style:family="graphic" style:parent-style-name="standard">
      <style:graphic-properties draw:fill-color="#ff3333" draw:textarea-horizontal-align="justify" draw:textarea-vertical-align="middle" draw:auto-grow-height="false" fo:min-height="1.357cm" fo:min-width="1.107cm"/>
    </style:style>
    <style:style style:name="gr104" style:family="graphic" style:parent-style-name="standard">
      <style:graphic-properties draw:fill-color="#0000ff" draw:textarea-horizontal-align="justify" draw:textarea-vertical-align="middle" draw:auto-grow-height="false" fo:min-height="1.357cm" fo:min-width="1.107cm"/>
    </style:style>
    <style:style style:name="gr105" style:family="graphic" style:parent-style-name="standard" style:list-style-name="L1">
      <style:graphic-properties draw:fill-color="#0000ff" draw:textarea-horizontal-align="justify" draw:textarea-vertical-align="middle" draw:auto-grow-height="false" fo:min-height="1.356cm" fo:min-width="1.106cm"/>
    </style:style>
    <style:style style:name="gr106" style:family="graphic" style:parent-style-name="standard" style:list-style-name="L1">
      <style:graphic-properties draw:fill-color="#00cc00" draw:textarea-horizontal-align="justify" draw:textarea-vertical-align="middle" draw:auto-grow-height="false" fo:min-height="1.357cm" fo:min-width="1.107cm"/>
    </style:style>
    <style:style style:name="gr107" style:family="graphic" style:parent-style-name="standard" style:list-style-name="L1">
      <style:graphic-properties draw:fill-color="#00cc00" draw:textarea-horizontal-align="justify" draw:textarea-vertical-align="middle" draw:auto-grow-height="false" fo:min-height="1.357cm" fo:min-width="1.107cm"/>
    </style:style>
    <style:style style:name="gr108" style:family="graphic" style:parent-style-name="standard" style:list-style-name="L1">
      <style:graphic-properties draw:fill-color="#0000ff" draw:textarea-horizontal-align="justify" draw:textarea-vertical-align="middle" draw:auto-grow-height="false" fo:min-height="1.357cm" fo:min-width="1.107cm"/>
    </style:style>
    <style:style style:name="gr109" style:family="graphic" style:parent-style-name="standard">
      <style:graphic-properties draw:stroke="none" svg:stroke-color="#000000" draw:fill="none" draw:fill-color="#ffffff" fo:min-height="1.857cm"/>
    </style:style>
    <style:style style:name="gr110" style:family="graphic" style:parent-style-name="standard">
      <style:graphic-properties draw:stroke="none" svg:stroke-color="#000000" draw:fill="none" draw:fill-color="#ffffff" fo:min-height="2.06cm"/>
    </style:style>
    <style:style style:name="gr111" style:family="graphic" style:parent-style-name="standard">
      <style:graphic-properties draw:fill-color="#ff3333" draw:textarea-horizontal-align="justify" draw:textarea-vertical-align="middle" draw:auto-grow-height="false" fo:min-height="1.258cm" fo:min-width="1.008cm"/>
    </style:style>
    <style:style style:name="gr112" style:family="graphic" style:parent-style-name="standard">
      <style:graphic-properties draw:stroke="none" svg:stroke-color="#000000" draw:fill="none" draw:fill-color="#ffffff" fo:min-height="1.223cm"/>
    </style:style>
    <style:style style:name="gr113" style:family="graphic" style:parent-style-name="standard">
      <style:graphic-properties draw:fill-color="#0000ff" draw:textarea-horizontal-align="justify" draw:textarea-vertical-align="middle" draw:auto-grow-height="false" fo:min-height="1.258cm" fo:min-width="1.008cm"/>
    </style:style>
    <style:style style:name="gr114" style:family="graphic" style:parent-style-name="standard">
      <style:graphic-properties draw:stroke="none" svg:stroke-color="#000000" draw:fill="none" draw:fill-color="#ffffff" fo:min-height="1.368cm"/>
    </style:style>
    <style:style style:name="gr115" style:family="graphic" style:parent-style-name="standard" style:list-style-name="L1">
      <style:graphic-properties draw:fill-color="#00cc00" draw:textarea-horizontal-align="justify" draw:textarea-vertical-align="middle" draw:auto-grow-height="false" fo:min-height="1.258cm" fo:min-width="1.008cm"/>
    </style:style>
    <style:style style:name="gr116" style:family="graphic" style:parent-style-name="standard">
      <style:graphic-properties draw:stroke="none" draw:fill-color="#000000" draw:textarea-horizontal-align="justify" draw:textarea-vertical-align="middle" draw:auto-grow-height="false" fo:min-height="2.92cm" fo:min-width="0.314cm"/>
    </style:style>
    <style:style style:name="gr117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cm"/>
    </style:style>
    <style:style style:name="gr118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119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120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121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122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123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124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125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5cm" fo:min-width="1.51cm"/>
    </style:style>
    <style:style style:name="gr126" style:family="graphic" style:parent-style-name="standard" style:list-style-name="L1">
      <style:graphic-properties draw:fill-color="#0000ff" draw:textarea-horizontal-align="justify" draw:textarea-vertical-align="middle" draw:auto-grow-height="false" fo:min-height="1.356cm" fo:min-width="1.106cm"/>
    </style:style>
    <style:style style:name="gr127" style:family="graphic" style:parent-style-name="standard" style:list-style-name="L1">
      <style:graphic-properties draw:fill-color="#00cc00" draw:textarea-horizontal-align="justify" draw:textarea-vertical-align="middle" draw:auto-grow-height="false" fo:min-height="1.357cm" fo:min-width="1.107cm"/>
    </style:style>
    <style:style style:name="gr128" style:family="graphic" style:parent-style-name="standard" style:list-style-name="L1">
      <style:graphic-properties draw:fill-color="#00cc00" draw:textarea-horizontal-align="justify" draw:textarea-vertical-align="middle" draw:auto-grow-height="false" fo:min-height="1.357cm" fo:min-width="1.107cm"/>
    </style:style>
    <style:style style:name="gr129" style:family="graphic" style:parent-style-name="standard" style:list-style-name="L1">
      <style:graphic-properties draw:fill-color="#0000ff" draw:textarea-horizontal-align="justify" draw:textarea-vertical-align="middle" draw:auto-grow-height="false" fo:min-height="1.357cm" fo:min-width="1.107cm"/>
    </style:style>
    <style:style style:name="gr130" style:family="graphic" style:parent-style-name="standard" style:list-style-name="L1">
      <style:graphic-properties draw:fill-color="#00cc00" draw:textarea-horizontal-align="justify" draw:textarea-vertical-align="middle" draw:auto-grow-height="false" fo:min-height="1.258cm" fo:min-width="1.008cm"/>
    </style:style>
    <style:style style:name="gr131" style:family="graphic" style:parent-style-name="standard">
      <style:graphic-properties draw:stroke="none" svg:stroke-color="#000000" draw:fill="none" draw:fill-color="#ffffff" fo:min-height="1.469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3333"/>
      <style:paragraph-properties fo:text-align="center"/>
      <style:text-properties fo:color="#ffffff" fo:font-weight="bold" style:font-weight-asian="bold" style:font-weight-complex="bold"/>
    </style:style>
    <style:style style:name="P6" style:family="paragraph">
      <loext:graphic-properties draw:fill-color="#0000cc"/>
      <style:paragraph-properties fo:text-align="center"/>
      <style:text-properties fo:color="#ffffff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cc00"/>
      <style:paragraph-properties fo:text-align="center"/>
      <style:text-properties fo:color="#000000" fo:font-weight="bold" style:font-weight-asian="bold" style:font-weight-complex="bold"/>
    </style:style>
    <style:style style:name="P9" style:family="paragraph">
      <loext:graphic-properties draw:fill-color="#ff3333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-color="#0000ff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1" style:family="paragraph">
      <loext:graphic-properties draw:fill-color="#00cc00"/>
      <style:paragraph-properties fo:text-align="center"/>
      <style:text-properties fo:color="#ffffff" style:font-name="Liberation Sans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P12" style:family="paragraph">
      <loext:graphic-properties draw:fill="none" draw:fill-color="#ffffff"/>
      <style:text-properties style:font-name="DejaVu Sans" fo:font-size="26pt"/>
    </style:style>
    <style:style style:name="P13" style:family="paragraph">
      <loext:graphic-properties draw:fill-color="#dddddd"/>
      <style:paragraph-properties fo:text-align="center"/>
      <style:text-properties fo:color="#000000" style:font-name="Liberation Sans" fo:font-size="18pt" fo:font-weight="bold" style:letter-kerning="true" style:font-name-asian="文泉驛微米黑" style:font-size-asian="18pt" style:font-weight-asian="bold" style:font-name-complex="FreeSans" style:font-size-complex="18pt" style:font-weight-complex="bold"/>
    </style:style>
    <style:style style:name="P14" style:family="paragraph">
      <loext:graphic-properties draw:fill-color="#000000"/>
      <style:paragraph-properties fo:text-align="center"/>
      <style:text-properties style:font-name="Liberation Serif" fo:font-weight="bold" style:font-weight-asian="bold" style:font-weight-complex="bold"/>
    </style:style>
    <style:style style:name="P15" style:family="paragraph">
      <loext:graphic-properties draw:fill-color="#dddddd"/>
      <style:paragraph-properties fo:text-align="center"/>
      <style:text-properties fo:color="#000000" style:font-name="Liberation Serif" fo:font-size="18pt" fo:font-weight="bold" style:letter-kerning="true" style:font-name-asian="文泉驛微米黑" style:font-size-asian="18pt" style:font-weight-asian="bold" style:font-name-complex="FreeSans" style:font-size-complex="18pt" style:font-weight-complex="bold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="none" draw:fill-color="#ffffff"/>
      <style:text-properties style:font-name="Liberation Serif" fo:font-size="24pt" style:font-size-asian="24pt" style:font-size-complex="24pt"/>
    </style:style>
    <style:style style:name="P18" style:family="paragraph">
      <loext:graphic-properties draw:fill="none" draw:fill-color="#ffffff"/>
      <style:text-properties style:font-name="DejaVu Sans" fo:font-size="24pt" style:font-size-asian="24pt" style:font-size-complex="24pt"/>
    </style:style>
    <style:style style:name="P19" style:family="paragraph">
      <loext:graphic-properties draw:fill-color="#dddddd"/>
      <style:paragraph-properties fo:text-align="center"/>
      <style:text-properties fo:color="#ffffff" style:font-name="Liberation Serif" fo:font-weight="bold" style:font-weight-asian="bold" style:font-weight-complex="bold"/>
    </style:style>
    <style:style style:name="P20" style:family="paragraph">
      <loext:graphic-properties draw:fill-color="#ff3333"/>
      <style:paragraph-properties fo:text-align="center"/>
      <style:text-properties fo:color="#ffffff" style:font-name="Liberation Serif"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/>
      <style:paragraph-properties fo:text-align="center"/>
      <style:text-properties style:font-name="Liberation Serif"/>
    </style:style>
    <style:style style:name="P22" style:family="paragraph">
      <loext:graphic-properties draw:fill-color="#0000ff"/>
      <style:paragraph-properties fo:text-align="center"/>
      <style:text-properties fo:color="#ffffff" style:font-name="Liberation Serif" fo:font-size="28pt" fo:font-weight="bold" style:font-size-asian="28pt" style:font-weight-asian="bold" style:font-size-complex="28pt" style:font-weight-complex="bold"/>
    </style:style>
    <style:style style:name="P23" style:family="paragraph">
      <loext:graphic-properties draw:fill-color="#0000ff"/>
      <style:paragraph-properties fo:text-align="center"/>
      <style:text-properties fo:color="#ffffff" style:font-name="Liberation Serif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P24" style:family="paragraph">
      <loext:graphic-properties draw:fill-color="#00cc00"/>
      <style:paragraph-properties fo:text-align="center"/>
      <style:text-properties fo:color="#000000" style:font-name="Liberation Serif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P25" style:family="paragraph">
      <loext:graphic-properties draw:fill-color="#00cc00"/>
      <style:paragraph-properties fo:text-align="center"/>
      <style:text-properties fo:color="#ffffff" style:font-name="Liberation Serif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P26" style:family="paragraph">
      <loext:graphic-properties draw:fill="none" draw:fill-color="#ffffff"/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P27" style:family="paragraph">
      <loext:graphic-properties draw:fill="none" draw:fill-color="#ffffff"/>
      <style:text-properties style:font-name="Liberation Serif" fo:font-size="24pt" fo:font-weight="bold" style:font-size-asian="24pt" style:font-size-complex="24pt"/>
    </style:style>
    <style:style style:name="P28" style:family="paragraph">
      <loext:graphic-properties draw:fill="none" draw:fill-color="#ffffff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="none" draw:fill-color="#ffffff"/>
      <style:text-properties style:font-name="Liberation Serif"/>
    </style:style>
    <style:style style:name="P30" style:family="paragraph">
      <loext:graphic-properties draw:fill="none" draw:fill-color="#ffffff"/>
      <style:text-properties style:font-name="Liberation Serif" fo:font-size="36pt" fo:font-weight="bold" style:font-size-asian="36pt" style:font-size-complex="36pt"/>
    </style:style>
    <style:style style:name="P31" style:family="paragraph">
      <style:text-properties fo:color="#808080"/>
    </style:style>
    <style:style style:name="P32" style:family="paragraph">
      <loext:graphic-properties draw:fill="none" draw:fill-color="#ffffff"/>
      <style:text-properties fo:color="#808080" style:font-name="Liberation Serif" fo:font-size="36pt" fo:font-weight="bold" style:font-size-asian="36pt" style:font-size-complex="36pt"/>
    </style:style>
    <style:style style:name="P33" style:family="paragraph">
      <style:text-properties style:font-name="Liberation Serif"/>
    </style:style>
    <style:style style:name="P34" style:family="paragraph">
      <loext:graphic-properties draw:fill="none" draw:fill-color="#ffffff"/>
      <style:text-properties style:font-name="Liberation Serif" fo:font-size="26pt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ffffff" style:font-name="Liberation Sans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T6" style:family="text">
      <style:text-properties style:font-name="DejaVu Sans" fo:font-size="26pt"/>
    </style:style>
    <style:style style:name="T7" style:family="text">
      <style:text-properties fo:color="#000000" style:font-name="Liberation Sans" fo:font-size="18pt" fo:font-weight="bold" style:letter-kerning="true" style:font-name-asian="文泉驛微米黑" style:font-size-asian="18pt" style:font-weight-asian="bold" style:font-name-complex="FreeSans" style:font-size-complex="18pt" style:font-weight-complex="bold"/>
    </style:style>
    <style:style style:name="T8" style:family="text">
      <style:text-properties style:font-name="Liberation Serif" fo:font-weight="bold" style:font-weight-asian="bold" style:font-weight-complex="bold"/>
    </style:style>
    <style:style style:name="T9" style:family="text">
      <style:text-properties fo:color="#000000" style:font-name="Liberation Serif" fo:font-weight="bold" style:font-weight-asian="bold" style:font-weight-complex="bold"/>
    </style:style>
    <style:style style:name="T10" style:family="text">
      <style:text-properties fo:color="#000000" style:font-name="Liberation Serif" fo:font-size="18pt" fo:font-weight="bold" style:letter-kerning="true" style:font-name-asian="文泉驛微米黑" style:font-size-asian="18pt" style:font-weight-asian="bold" style:font-name-complex="FreeSans" style:font-size-complex="18pt" style:font-weight-complex="bold"/>
    </style:style>
    <style:style style:name="T11" style:family="text">
      <style:text-properties style:font-name="Liberation Serif" fo:font-size="24pt" style:font-size-asian="24pt" style:font-size-complex="24pt"/>
    </style:style>
    <style:style style:name="T12" style:family="text">
      <style:text-properties style:font-name="Liberation Seri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style:text-position="-33% 58%" style:font-name="Liberation Seri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color="#ffffff" style:font-name="Liberation Serif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style:font-name="Liberation Serif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ffffff" style:font-name="Liberation Serif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ffffff" style:font-name="Liberation Serif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T18" style:family="text"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T19" style:family="text">
      <style:text-properties fo:color="#ffffff" style:font-name="Liberation Serif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ffffff" style:text-position="-33% 58%" style:font-name="Liberation Serif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ffffff" style:text-position="-33% 58%" style:font-name="Liberation Serif" fo:font-size="18pt" fo:font-weight="bold" style:font-size-asian="18pt" style:font-weight-asian="bold" style:font-size-complex="18pt" style:font-weight-complex="bold"/>
    </style:style>
    <style:style style:name="T22" style:family="text">
      <style:text-properties fo:color="#000000" style:text-position="-33% 58%" style:font-name="Liberation Serif" fo:font-size="20pt" fo:font-weight="bold" style:font-size-asian="20pt" style:font-weight-asian="bold" style:font-size-complex="20pt" style:font-weight-complex="bold"/>
    </style:style>
    <style:style style:name="T23" style:family="text">
      <style:text-properties style:font-name="Liberation Serif" fo:font-size="32pt" fo:font-weight="bold" style:font-size-asian="32pt" style:font-size-complex="32pt"/>
    </style:style>
    <style:style style:name="T24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25" style:family="text">
      <style:text-properties style:font-name="Liberation Serif" fo:font-size="32pt" style:font-size-asian="32pt" style:font-size-complex="32pt"/>
    </style:style>
    <style:style style:name="T26" style:family="text">
      <style:text-properties fo:color="#ffffff" style:text-position="-33% 58%" style:font-name="Liberation Serif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T27" style:family="text">
      <style:text-properties style:text-position="-33% 58%" style:font-name="Liberation Serif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000000" style:font-name="Liberation Serif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T29" style:family="text">
      <style:text-properties fo:color="#000000" style:text-position="-33% 58%" style:font-name="Liberation Serif" fo:font-size="28pt" fo:font-weight="bold" style:letter-kerning="true" style:font-name-asian="文泉驛微米黑" style:font-size-asian="28pt" style:font-weight-asian="bold" style:font-name-complex="FreeSans" style:font-size-complex="28pt" style:font-weight-complex="bold"/>
    </style:style>
    <style:style style:name="T30" style:family="text"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T31" style:family="text">
      <style:text-properties style:font-name="Liberation Serif" fo:font-size="44pt" style:font-size-asian="44pt" style:font-size-complex="44pt"/>
    </style:style>
    <style:style style:name="T32" style:family="text">
      <style:text-properties style:font-name="Liberation Serif" fo:font-size="48pt" fo:font-weight="bold" style:font-size-asian="48pt" style:font-size-complex="48pt"/>
    </style:style>
    <style:style style:name="T33" style:family="text">
      <style:text-properties fo:color="#808080" style:font-name="Liberation Serif" fo:font-size="54pt" fo:font-weight="bold" style:font-size-asian="54pt" style:font-size-complex="54pt"/>
    </style:style>
    <style:style style:name="T34" style:family="text">
      <style:text-properties style:text-position="-33% 58%" style:font-name="Liberation Serif" fo:font-size="32pt" style:font-size-asian="32pt" style:font-size-complex="32pt"/>
    </style:style>
    <style:style style:name="T35" style:family="text">
      <style:text-properties style:font-name="Liberation Serif" fo:font-size="48pt" style:font-size-asian="48pt" style:font-size-complex="48pt"/>
    </style:style>
    <style:style style:name="T36" style:family="text">
      <style:text-properties fo:color="#ffffff" style:font-name="Liberation Serif" fo:font-size="32pt" fo:font-weight="bold" style:font-size-asian="32pt" style:font-weight-asian="bold" style:font-size-complex="32pt" style:font-weight-complex="bold"/>
    </style:style>
    <style:style style:name="T37" style:family="text">
      <style:text-properties fo:color="#ffffff" style:text-position="-33% 58%" style:font-name="Liberation Serif" fo:font-size="28pt" fo:font-weight="bold" style:font-size-asian="28pt" style:font-weight-asian="bold" style:font-size-complex="28pt" style:font-weight-complex="bold"/>
    </style:style>
    <style:style style:name="T38" style:family="text">
      <style:text-properties fo:color="#ffffff" style:text-position="-33% 58%" style:font-name="Liberation Serif" fo:font-size="26pt" fo:font-weight="bold" style:font-size-asian="26pt" style:font-weight-asian="bold" style:font-size-complex="26pt" style:font-weight-complex="bold"/>
    </style:style>
    <style:style style:name="T39" style:family="text">
      <style:text-properties fo:color="#000000" style:font-name="Liberation Serif" fo:font-size="28pt" fo:font-weight="bold" style:font-size-asian="28pt" style:font-weight-asian="bold" style:font-size-complex="28pt" style:font-weight-complex="bold"/>
    </style:style>
    <style:style style:name="T40" style:family="text">
      <style:text-properties fo:color="#000000" style:text-position="-33% 58%" style:font-name="Liberation Serif" fo:font-size="28pt" fo:font-weight="bold" style:font-size-asian="28pt" style:font-weight-asian="bold" style:font-size-complex="28pt" style:font-weight-complex="bold"/>
    </style:style>
    <style:style style:name="T41" style:family="text">
      <style:text-properties fo:color="#000000" style:font-name="Liberation Serif" fo:font-size="26pt" fo:font-weight="bold" style:font-size-asian="26pt" style:font-weight-asian="bold" style:font-size-complex="26pt" style:font-weight-complex="bold"/>
    </style:style>
    <style:style style:name="T42" style:family="text">
      <style:text-properties fo:color="#000000" style:text-position="-33% 58%" style:font-name="Liberation Serif" fo:font-size="26pt" fo:font-weight="bold" style:font-size-asian="26pt" style:font-weight-asian="bold" style:font-size-complex="26pt" style:font-weight-complex="bold"/>
    </style:style>
    <style:style style:name="T43" style:family="text">
      <style:text-properties fo:color="#ffffff" style:font-name="Liberation Serif" fo:font-size="36pt" fo:font-weight="bold" style:font-size-asian="36pt" style:font-weight-asian="bold" style:font-size-complex="36pt" style:font-weight-complex="bold"/>
    </style:style>
    <style:style style:name="T44" style:family="text">
      <style:text-properties style:font-name="Liberation Serif" fo:font-size="28pt" style:font-size-asian="28pt" style:font-size-complex="28pt"/>
    </style:style>
    <style:style style:name="T45" style:family="text">
      <style:text-properties fo:color="#ffffff" style:font-name="Liberation Serif" fo:font-size="36pt" fo:font-weight="bold" style:letter-kerning="true" style:font-name-asian="文泉驛微米黑" style:font-size-asian="36pt" style:font-weight-asian="bold" style:font-name-complex="FreeSans" style:font-size-complex="36pt" style:font-weight-complex="bold"/>
    </style:style>
    <style:style style:name="T46" style:family="text">
      <style:text-properties fo:color="#ffffff" style:text-position="-33% 58%" style:font-name="Liberation Serif" fo:font-size="36pt" fo:font-weight="bold" style:letter-kerning="true" style:font-name-asian="文泉驛微米黑" style:font-size-asian="36pt" style:font-weight-asian="bold" style:font-name-complex="FreeSans" style:font-size-complex="36pt" style:font-weight-complex="bold"/>
    </style:style>
    <style:style style:name="T47" style:family="text">
      <style:text-properties style:font-name="Liberation Seri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8" style:family="text">
      <style:text-properties style:text-position="-33% 58%" style:font-name="Liberation Serif" fo:font-size="28pt" fo:font-weight="bold" style:font-size-asian="28pt" style:font-weight-asian="bold" style:font-size-complex="28pt" style:font-weight-complex="bold"/>
    </style:style>
    <style:style style:name="T49" style:family="text">
      <style:text-properties fo:color="#000000" style:font-name="Liberation Serif" fo:font-size="36pt" fo:font-weight="bold" style:letter-kerning="true" style:font-name-asian="文泉驛微米黑" style:font-size-asian="36pt" style:font-weight-asian="bold" style:font-name-complex="FreeSans" style:font-size-complex="36pt" style:font-weight-complex="bold"/>
    </style:style>
    <style:style style:name="T50" style:family="text">
      <style:text-properties fo:color="#000000" style:text-position="-33% 58%" style:font-name="Liberation Serif" fo:font-size="36pt" fo:font-weight="bold" style:letter-kerning="true" style:font-name-asian="文泉驛微米黑" style:font-size-asian="36pt" style:font-weight-asian="bold" style:font-name-complex="FreeSans" style:font-size-complex="36pt" style:font-weight-complex="bold"/>
    </style:style>
    <style:style style:name="T51" style:family="text">
      <style:text-properties style:font-name="Liberation Serif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91cm" svg:height="6.055cm" svg:x="22.589cm" svg:y="114.9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491cm" svg:height="6.055cm" svg:x="25.489cm" svg:y="114.9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491cm" svg:height="6.055cm" svg:x="28.489cm" svg:y="114.9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491cm" svg:height="6.055cm" svg:x="19.889cm" svg:y="114.9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7.274cm" svg:height="1.774cm" svg:x="38.1cm" svg:y="98.1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7.296cm" svg:height="1.846cm" svg:x="38.078cm" svg:y="96.0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7.329cm" svg:height="1.847cm" svg:x="38.012cm" svg:y="93.8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7.374cm" svg:height="1.851cm" svg:x="37.967cm" svg:y="91.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9.86cm" svg:x="12.793cm" svg:y="54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cm" svg:height="9.86cm" svg:x="15.894cm" svg:y="54.1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cm" svg:height="9.86cm" svg:x="18.795cm" svg:y="54.1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cm" svg:height="9.86cm" svg:x="21.796cm" svg:y="54.1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cm" svg:height="9.86cm" svg:x="24.397cm" svg:y="54.1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cm" svg:height="9.86cm" svg:x="27.498cm" svg:y="54.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cm" svg:height="9.86cm" svg:x="10.092cm" svg:y="54.1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cm" svg:height="9.86cm" svg:x="6.991cm" svg:y="54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cm" svg:height="9.86cm" svg:x="4.069cm" svg:y="54.2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2.674cm" svg:height="4.911cm" svg:x="5.263cm" svg:y="18.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064cm" svg:height="1.774cm" svg:x="3.314cm" svg:y="9.439cm">
          <text:p text:style-name="P3"><text:span text:style-name="T1">E0_S0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064cm" svg:height="1.774cm" svg:x="7.683cm" svg:y="9.484cm">
          <text:p text:style-name="P3"><text:span text:style-name="T2">I0_F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064cm" svg:height="1.774cm" svg:x="16.732cm" svg:y="9.631cm">
          <text:p text:style-name="P3"><text:span text:style-name="T2">I0_B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064cm" svg:height="1.774cm" svg:x="12.238cm" svg:y="9.573cm">
          <text:p text:style-name="P3"><text:span text:style-name="T2">I0_B1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6.266cm" svg:y1="10.318cm" svg:x2="7.762cm" svg:y2="10.318cm">
          <text:p/>
        </draw:line>
        <draw:line draw:style-name="gr11" draw:text-style-name="P7" draw:layer="layout" svg:x1="10.733cm" svg:y1="10.345cm" svg:x2="12.229cm" svg:y2="10.345cm">
          <text:p/>
        </draw:line>
        <draw:line draw:style-name="gr11" draw:text-style-name="P7" draw:layer="layout" svg:x1="15.285cm" svg:y1="10.355cm" svg:x2="16.781cm" svg:y2="10.355cm">
          <text:p/>
        </draw:line>
        <draw:custom-shape draw:style-name="gr12" draw:text-style-name="P8" draw:layer="layout" svg:width="3.064cm" svg:height="1.774cm" svg:x="16.699cm" svg:y="7.399cm">
          <text:p text:style-name="P3"><text:span text:style-name="T3">I0_U1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3.653cm" svg:y1="8.47cm" svg:x2="16.71cm" svg:y2="8.47cm">
          <text:p/>
        </draw:line>
        <draw:line draw:style-name="gr13" draw:text-style-name="P7" draw:layer="layout" svg:x1="13.666cm" svg:y1="8.421cm" svg:x2="13.666cm" svg:y2="9.551cm">
          <text:p/>
        </draw:line>
        <draw:custom-shape draw:style-name="gr12" draw:text-style-name="P8" draw:layer="layout" svg:width="3.064cm" svg:height="1.774cm" svg:x="21.287cm" svg:y="9.57cm">
          <text:p text:style-name="P3"><text:span text:style-name="T3">I0_U0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9.799cm" svg:y1="10.376cm" svg:x2="21.295cm" svg:y2="10.376cm">
          <text:p/>
        </draw:line>
        <draw:custom-shape draw:style-name="gr9" draw:text-style-name="P5" draw:layer="layout" svg:width="3.064cm" svg:height="1.774cm" svg:x="25.819cm" svg:y="9.554cm">
          <text:p text:style-name="P3"><text:span text:style-name="T2">I1_F1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4.327cm" svg:y1="10.335cm" svg:x2="25.823cm" svg:y2="10.335cm">
          <text:p/>
        </draw:line>
        <draw:line draw:style-name="gr14" draw:text-style-name="P7" draw:layer="layout" svg:x1="19.742cm" svg:y1="8.367cm" svg:x2="27.386cm" svg:y2="8.367cm">
          <text:p/>
        </draw:line>
        <draw:line draw:style-name="gr15" draw:text-style-name="P7" draw:layer="layout" svg:x1="27.386cm" svg:y1="8.31cm" svg:x2="27.386cm" svg:y2="9.536cm">
          <text:p/>
        </draw:line>
        <draw:custom-shape draw:style-name="gr10" draw:text-style-name="P6" draw:layer="layout" svg:width="3.064cm" svg:height="1.774cm" svg:x="34.859cm" svg:y="9.597cm">
          <text:p text:style-name="P3"><text:span text:style-name="T2">I1_B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064cm" svg:height="1.774cm" svg:x="30.365cm" svg:y="9.539cm">
          <text:p text:style-name="P3"><text:span text:style-name="T2">I1_B1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8.86cm" svg:y1="10.311cm" svg:x2="30.356cm" svg:y2="10.311cm">
          <text:p/>
        </draw:line>
        <draw:line draw:style-name="gr11" draw:text-style-name="P7" draw:layer="layout" svg:x1="33.412cm" svg:y1="10.321cm" svg:x2="34.908cm" svg:y2="10.321cm">
          <text:p/>
        </draw:line>
        <draw:custom-shape draw:style-name="gr12" draw:text-style-name="P8" draw:layer="layout" svg:width="3.064cm" svg:height="1.774cm" svg:x="34.826cm" svg:y="7.365cm">
          <text:p text:style-name="P3"><text:span text:style-name="T3">I1_U1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31.78cm" svg:y1="8.436cm" svg:x2="34.837cm" svg:y2="8.436cm">
          <text:p/>
        </draw:line>
        <draw:line draw:style-name="gr13" draw:text-style-name="P7" draw:layer="layout" svg:x1="31.793cm" svg:y1="8.387cm" svg:x2="31.793cm" svg:y2="9.517cm">
          <text:p/>
        </draw:line>
        <draw:custom-shape draw:style-name="gr12" draw:text-style-name="P8" draw:layer="layout" svg:width="3.064cm" svg:height="1.774cm" svg:x="39.414cm" svg:y="9.536cm">
          <text:p text:style-name="P3"><text:span text:style-name="T3">I1_U0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37.926cm" svg:y1="10.342cm" svg:x2="39.422cm" svg:y2="10.342cm">
          <text:p/>
        </draw:line>
        <draw:custom-shape draw:style-name="gr8" draw:text-style-name="P4" draw:layer="layout" svg:width="3.064cm" svg:height="1.774cm" svg:x="3.437cm" svg:y="13.639cm">
          <text:p text:style-name="P3"><text:span text:style-name="T1">E1_</text:span><text:span text:style-name="T1">S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064cm" svg:height="1.774cm" svg:x="43.852cm" svg:y="13.521cm">
          <text:p text:style-name="P3"><text:span text:style-name="T2">I0_F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064cm" svg:height="1.774cm" svg:x="52.901cm" svg:y="13.668cm">
          <text:p text:style-name="P3"><text:span text:style-name="T2">I0_</text:span><text:span text:style-name="T2">B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064cm" svg:height="1.774cm" svg:x="48.407cm" svg:y="13.61cm">
          <text:p text:style-name="P3"><text:span text:style-name="T2">I0_</text:span><text:span text:style-name="T2">B1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46.902cm" svg:y1="14.382cm" svg:x2="48.398cm" svg:y2="14.382cm">
          <text:p/>
        </draw:line>
        <draw:line draw:style-name="gr11" draw:text-style-name="P7" draw:layer="layout" svg:x1="51.454cm" svg:y1="14.392cm" svg:x2="52.95cm" svg:y2="14.392cm">
          <text:p/>
        </draw:line>
        <draw:custom-shape draw:style-name="gr12" draw:text-style-name="P8" draw:layer="layout" svg:width="3.064cm" svg:height="1.774cm" svg:x="52.868cm" svg:y="11.436cm">
          <text:p text:style-name="P3"><text:span text:style-name="T3">I0_</text:span><text:span text:style-name="T3">U1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49.822cm" svg:y1="12.507cm" svg:x2="52.879cm" svg:y2="12.507cm">
          <text:p/>
        </draw:line>
        <draw:line draw:style-name="gr13" draw:text-style-name="P7" draw:layer="layout" svg:x1="49.835cm" svg:y1="12.458cm" svg:x2="49.835cm" svg:y2="13.588cm">
          <text:p/>
        </draw:line>
        <draw:custom-shape draw:style-name="gr12" draw:text-style-name="P8" draw:layer="layout" svg:width="3.064cm" svg:height="1.774cm" svg:x="57.456cm" svg:y="13.607cm">
          <text:p text:style-name="P3"><text:span text:style-name="T3">I0_U0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55.968cm" svg:y1="14.413cm" svg:x2="57.464cm" svg:y2="14.413cm">
          <text:p/>
        </draw:line>
        <draw:custom-shape draw:style-name="gr9" draw:text-style-name="P5" draw:layer="layout" svg:width="3.064cm" svg:height="1.774cm" svg:x="61.988cm" svg:y="13.591cm">
          <text:p text:style-name="P3"><text:span text:style-name="T2">I1_F1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60.496cm" svg:y1="14.372cm" svg:x2="61.992cm" svg:y2="14.372cm">
          <text:p/>
        </draw:line>
        <draw:line draw:style-name="gr14" draw:text-style-name="P7" draw:layer="layout" svg:x1="55.911cm" svg:y1="12.404cm" svg:x2="63.555cm" svg:y2="12.404cm">
          <text:p/>
        </draw:line>
        <draw:line draw:style-name="gr15" draw:text-style-name="P7" draw:layer="layout" svg:x1="63.555cm" svg:y1="12.347cm" svg:x2="63.555cm" svg:y2="13.573cm">
          <text:p/>
        </draw:line>
        <draw:custom-shape draw:style-name="gr10" draw:text-style-name="P6" draw:layer="layout" svg:width="3.064cm" svg:height="1.774cm" svg:x="71.028cm" svg:y="13.634cm">
          <text:p text:style-name="P3"><text:span text:style-name="T2">I1_B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064cm" svg:height="1.774cm" svg:x="66.534cm" svg:y="13.576cm">
          <text:p text:style-name="P3"><text:span text:style-name="T2">I1_B1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65.029cm" svg:y1="14.348cm" svg:x2="66.525cm" svg:y2="14.348cm">
          <text:p/>
        </draw:line>
        <draw:line draw:style-name="gr11" draw:text-style-name="P7" draw:layer="layout" svg:x1="69.581cm" svg:y1="14.358cm" svg:x2="71.077cm" svg:y2="14.358cm">
          <text:p/>
        </draw:line>
        <draw:custom-shape draw:style-name="gr12" draw:text-style-name="P8" draw:layer="layout" svg:width="3.064cm" svg:height="1.774cm" svg:x="70.995cm" svg:y="11.402cm">
          <text:p text:style-name="P3"><text:span text:style-name="T3">I1_U1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67.949cm" svg:y1="12.473cm" svg:x2="71.006cm" svg:y2="12.473cm">
          <text:p/>
        </draw:line>
        <draw:line draw:style-name="gr13" draw:text-style-name="P7" draw:layer="layout" svg:x1="67.962cm" svg:y1="12.424cm" svg:x2="67.962cm" svg:y2="13.554cm">
          <text:p/>
        </draw:line>
        <draw:custom-shape draw:style-name="gr12" draw:text-style-name="P8" draw:layer="layout" svg:width="3.064cm" svg:height="1.774cm" svg:x="75.583cm" svg:y="13.573cm">
          <text:p text:style-name="P3"><text:span text:style-name="T3">I1_U0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74.095cm" svg:y1="14.379cm" svg:x2="75.591cm" svg:y2="14.379cm">
          <text:p/>
        </draw:line>
        <draw:line draw:style-name="gr11" draw:text-style-name="P7" draw:layer="layout" svg:x1="40.843cm" svg:y1="13.884cm" svg:x2="43.9cm" svg:y2="13.884cm">
          <text:p/>
        </draw:line>
        <draw:line draw:style-name="gr13" draw:text-style-name="P7" draw:layer="layout" svg:x1="40.895cm" svg:y1="11.278cm" svg:x2="40.895cm" svg:y2="13.885cm">
          <text:p/>
        </draw:line>
        <draw:line draw:style-name="gr15" draw:text-style-name="P7" draw:layer="layout" svg:x1="45.329cm" svg:y1="8.334cm" svg:x2="45.329cm" svg:y2="13.454cm">
          <text:p/>
        </draw:line>
        <draw:line draw:style-name="gr16" draw:text-style-name="P7" draw:layer="layout" svg:x1="37.916cm" svg:y1="8.37cm" svg:x2="45.381cm" svg:y2="8.37cm">
          <text:p/>
        </draw:line>
        <draw:line draw:style-name="gr11" draw:text-style-name="P7" draw:layer="layout" svg:x1="6.521cm" svg:y1="14.636cm" svg:x2="43.833cm" svg:y2="14.636cm">
          <text:p/>
        </draw:line>
        <draw:custom-shape draw:style-name="gr17" draw:text-style-name="P9" draw:layer="layout" svg:width="1.718cm" svg:height="1.774cm" svg:x="5.94cm" svg:y="21.095cm">
          <text:p text:style-name="P3"><text:span text:style-name="T4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7.635cm" svg:y1="21.99cm" svg:x2="9.131cm" svg:y2="21.99cm">
          <text:p/>
        </draw:line>
        <draw:line draw:style-name="gr11" draw:text-style-name="P7" draw:layer="layout" svg:x1="10.85cm" svg:y1="22.034cm" svg:x2="12.346cm" svg:y2="22.034cm">
          <text:p/>
        </draw:line>
        <draw:line draw:style-name="gr11" draw:text-style-name="P7" draw:layer="layout" svg:x1="9.979cm" svg:y1="19.929cm" svg:x2="12.332cm" svg:y2="19.929cm">
          <text:p/>
        </draw:line>
        <draw:line draw:style-name="gr13" draw:text-style-name="P7" draw:layer="layout" svg:x1="10.009cm" svg:y1="19.878cm" svg:x2="10.009cm" svg:y2="21.06cm">
          <text:p/>
        </draw:line>
        <draw:line draw:style-name="gr11" draw:text-style-name="P7" draw:layer="layout" svg:x1="17.199cm" svg:y1="22.013cm" svg:x2="18.695cm" svg:y2="22.013cm">
          <text:p/>
        </draw:line>
        <draw:line draw:style-name="gr11" draw:text-style-name="P7" draw:layer="layout" svg:x1="14.012cm" svg:y1="19.958cm" svg:x2="18.818cm" svg:y2="19.958cm">
          <text:p/>
        </draw:line>
        <draw:line draw:style-name="gr11" draw:text-style-name="P7" draw:layer="layout" svg:x1="4.449cm" svg:y1="22.017cm" svg:x2="5.945cm" svg:y2="22.017cm">
          <text:p/>
        </draw:line>
        <draw:custom-shape draw:style-name="gr18" draw:text-style-name="P10" draw:layer="layout" svg:width="1.718cm" svg:height="1.774cm" svg:x="9.123cm" svg:y="21.061cm">
          <text:p text:style-name="P3"><text:span text:style-name="T4">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.718cm" svg:height="1.774cm" svg:x="12.323cm" svg:y="21.06cm">
          <text:p text:style-name="P3"><text:span text:style-name="T5">B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1.718cm" svg:height="1.774cm" svg:x="12.273cm" svg:y="19.028cm">
          <text:p text:style-name="P3"><text:span text:style-name="T5">U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1.718cm" svg:height="1.774cm" svg:x="15.491cm" svg:y="21.111cm">
          <text:p text:style-name="P3"><text:span text:style-name="T5">U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14.047cm" svg:y1="21.976cm" svg:x2="15.543cm" svg:y2="21.976cm">
          <text:p/>
        </draw:line>
        <draw:frame draw:style-name="gr21" draw:text-style-name="P12" draw:layer="layout" svg:width="9.237cm" svg:height="2.401cm" svg:x="7.292cm" svg:y="17.012cm">
          <draw:text-box>
            <text:p><text:span text:style-name="T6">A single iteration</text:span></text:p>
          </draw:text-box>
        </draw:frame>
        <draw:custom-shape draw:style-name="gr8" draw:text-style-name="P4" draw:layer="layout" svg:width="3.064cm" svg:height="1.774cm" svg:x="4.744cm" svg:y="31.076cm">
          <text:p text:style-name="P3"><text:span text:style-name="T1">E0_S0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3.064cm" svg:height="1.774cm" svg:x="8.772cm" svg:y="31.079cm">
          <text:p text:style-name="P3"><text:span text:style-name="T7">E0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7.737cm" svg:y1="31.983cm" svg:x2="8.777cm" svg:y2="31.983cm">
          <text:p/>
        </draw:line>
        <draw:custom-shape draw:style-name="gr23" draw:text-style-name="P13" draw:layer="layout" svg:width="3.064cm" svg:height="1.774cm" svg:x="12.867cm" svg:y="31.093cm">
          <text:p text:style-name="P3"><text:span text:style-name="T7">E0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3.064cm" svg:height="1.774cm" svg:x="4.709cm" svg:y="33.582cm">
          <text:p text:style-name="P3"><text:span text:style-name="T1">E1_S1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3.064cm" svg:height="1.774cm" svg:x="16.588cm" svg:y="33.412cm">
          <text:p text:style-name="P3"><text:span text:style-name="T7">E1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7.747cm" svg:y1="34.503cm" svg:x2="16.51cm" svg:y2="34.503cm">
          <text:p/>
        </draw:line>
        <draw:line draw:style-name="gr11" draw:text-style-name="P7" draw:layer="layout" svg:x1="11.84cm" svg:y1="31.97cm" svg:x2="12.88cm" svg:y2="31.97cm">
          <text:p/>
        </draw:line>
        <draw:custom-shape draw:style-name="gr25" draw:text-style-name="P13" draw:layer="layout" svg:width="3.064cm" svg:height="1.774cm" svg:x="20.662cm" svg:y="33.448cm">
          <text:p text:style-name="P3"><text:span text:style-name="T7">E1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19.635cm" svg:y1="34.325cm" svg:x2="20.675cm" svg:y2="34.325cm">
          <text:p/>
        </draw:line>
        <draw:custom-shape draw:style-name="gr8" draw:text-style-name="P4" draw:layer="layout" svg:width="3.064cm" svg:height="1.774cm" svg:x="16.64cm" svg:y="36.008cm">
          <text:p text:style-name="P3"><text:span text:style-name="T1">E3_S0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0.737cm" svg:height="1.067cm" draw:transform="rotate (-1.52018177848706) translate (8.632cm 34.057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7" draw:text-style-name="P13" draw:layer="layout" svg:width="3.064cm" svg:height="1.774cm" svg:x="24.246cm" svg:y="35.947cm">
          <text:p text:style-name="P3"><text:span text:style-name="T7">E3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3" draw:layer="layout" svg:width="3.064cm" svg:height="1.774cm" svg:x="28.341cm" svg:y="35.961cm">
          <text:p text:style-name="P3"><text:span text:style-name="T7">E3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27.314cm" svg:y1="36.838cm" svg:x2="28.354cm" svg:y2="36.838cm">
          <text:p/>
        </draw:line>
        <draw:line draw:style-name="gr11" draw:text-style-name="P7" draw:layer="layout" svg:x1="19.504cm" svg:y1="36.909cm" svg:x2="24.257cm" svg:y2="36.909cm">
          <text:p/>
        </draw:line>
        <draw:line draw:style-name="gr13" draw:text-style-name="P7" draw:layer="layout" svg:x1="8.234cm" svg:y1="31.941cm" svg:x2="8.234cm" svg:y2="34.078cm">
          <text:p/>
        </draw:line>
        <draw:line draw:style-name="gr11" draw:text-style-name="P7" draw:layer="layout" svg:x1="8.216cm" svg:y1="36.981cm" svg:x2="16.646cm" svg:y2="36.981cm">
          <text:p/>
        </draw:line>
        <draw:line draw:style-name="gr13" draw:text-style-name="P7" draw:layer="layout" svg:x1="8.268cm" svg:y1="34.76cm" svg:x2="8.268cm" svg:y2="36.974cm">
          <text:p/>
        </draw:line>
        <draw:line draw:style-name="gr13" draw:text-style-name="P7" draw:layer="layout" svg:x1="14.619cm" svg:y1="32.855cm" svg:x2="14.619cm" svg:y2="34.159cm">
          <text:p/>
        </draw:line>
        <draw:line draw:style-name="gr11" draw:text-style-name="P7" draw:layer="layout" svg:x1="14.603cm" svg:y1="33.741cm" svg:x2="16.549cm" svg:y2="33.741cm">
          <text:p/>
        </draw:line>
        <draw:custom-shape draw:style-name="gr26" draw:text-style-name="P7" draw:layer="layout" svg:width="0.737cm" svg:height="1.067cm" draw:transform="rotate (-1.52018177848706) translate (15.013cm 34.152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3" draw:text-style-name="P7" draw:layer="layout" svg:x1="14.634cm" svg:y1="34.874cm" svg:x2="14.634cm" svg:y2="36.43cm">
          <text:p/>
        </draw:line>
        <draw:line draw:style-name="gr11" draw:text-style-name="P7" draw:layer="layout" svg:x1="14.683cm" svg:y1="36.376cm" svg:x2="16.629cm" svg:y2="36.376cm">
          <text:p/>
        </draw:line>
        <draw:line draw:style-name="gr13" draw:text-style-name="P7" draw:layer="layout" svg:x1="22.434cm" svg:y1="35.193cm" svg:x2="22.434cm" svg:y2="36.636cm">
          <text:p/>
        </draw:line>
        <draw:line draw:style-name="gr11" draw:text-style-name="P7" draw:layer="layout" svg:x1="22.398cm" svg:y1="36.452cm" svg:x2="24.19cm" svg:y2="36.452cm">
          <text:p/>
        </draw:line>
        <draw:line draw:style-name="gr13" draw:text-style-name="P7" draw:layer="layout" svg:x1="12.8cm" svg:y1="34.449cm" svg:x2="12.8cm" svg:y2="36.759cm">
          <text:p/>
        </draw:line>
        <draw:custom-shape draw:style-name="gr8" draw:text-style-name="P4" draw:layer="layout" svg:width="3.064cm" svg:height="1.774cm" svg:x="24.24cm" svg:y="38.275cm">
          <text:p text:style-name="P3"><text:span text:style-name="T1">E4_S1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0.737cm" svg:height="1.067cm" draw:transform="rotate (-1.52018177848706) translate (13.223cm 36.695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3" draw:text-style-name="P7" draw:layer="layout" svg:x1="12.818cm" svg:y1="37.413cm" svg:x2="12.818cm" svg:y2="39.36cm">
          <text:p/>
        </draw:line>
        <draw:line draw:style-name="gr11" draw:text-style-name="P7" draw:layer="layout" svg:x1="12.785cm" svg:y1="39.341cm" svg:x2="24.215cm" svg:y2="39.341cm">
          <text:p/>
        </draw:line>
        <draw:custom-shape draw:style-name="gr26" draw:text-style-name="P7" draw:layer="layout" svg:width="0.737cm" svg:height="1.067cm" draw:transform="rotate (-1.52018177848706) translate (22.843cm 36.632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3" draw:text-style-name="P7" draw:layer="layout" svg:x1="22.456cm" svg:y1="37.346cm" svg:x2="22.456cm" svg:y2="38.789cm">
          <text:p/>
        </draw:line>
        <draw:line draw:style-name="gr11" draw:text-style-name="P7" draw:layer="layout" svg:x1="22.412cm" svg:y1="38.728cm" svg:x2="24.204cm" svg:y2="38.728cm">
          <text:p/>
        </draw:line>
        <draw:custom-shape draw:style-name="gr29" draw:text-style-name="P13" draw:layer="layout" svg:width="3.064cm" svg:height="1.774cm" svg:x="32.245cm" svg:y="38.187cm">
          <text:p text:style-name="P3"><text:span text:style-name="T7">E4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3" draw:layer="layout" svg:width="3.064cm" svg:height="1.774cm" svg:x="36.34cm" svg:y="38.201cm">
          <text:p text:style-name="P3"><text:span text:style-name="T7">E4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35.313cm" svg:y1="39.078cm" svg:x2="36.353cm" svg:y2="39.078cm">
          <text:p/>
        </draw:line>
        <draw:line draw:style-name="gr11" draw:text-style-name="P7" draw:layer="layout" svg:x1="27.32cm" svg:y1="39.292cm" svg:x2="32.173cm" svg:y2="39.292cm">
          <text:p/>
        </draw:line>
        <draw:line draw:style-name="gr13" draw:text-style-name="P7" draw:layer="layout" svg:x1="29.978cm" svg:y1="37.749cm" svg:x2="29.978cm" svg:y2="38.743cm">
          <text:p/>
        </draw:line>
        <draw:line draw:style-name="gr11" draw:text-style-name="P7" draw:layer="layout" svg:x1="29.933cm" svg:y1="38.7cm" svg:x2="32.158cm" svg:y2="38.7cm">
          <text:p/>
        </draw:line>
        <draw:custom-shape draw:style-name="gr31" draw:text-style-name="P14" draw:layer="layout" svg:width="2.01cm" svg:height="1.5cm" svg:x="3.98cm" svg:y="55.428cm">
          <text:p text:style-name="P3"><text:span text:style-name="T8">E0_S0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2cm" svg:height="1.5cm" svg:x="7.009cm" svg:y="55.376cm">
          <text:p text:style-name="P3"><text:span text:style-name="T9">E0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5.974cm" svg:y1="56.28cm" svg:x2="7.014cm" svg:y2="56.28cm">
          <text:p/>
        </draw:line>
        <draw:custom-shape draw:style-name="gr33" draw:text-style-name="P15" draw:layer="layout" svg:width="2.01cm" svg:height="1.5cm" svg:x="10.072cm" svg:y="55.378cm">
          <text:p text:style-name="P3"><text:span text:style-name="T9">E0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4" draw:layer="layout" svg:width="2.01cm" svg:height="1.5cm" svg:x="3.963cm" svg:y="57.991cm">
          <text:p text:style-name="P3"><text:span text:style-name="T8">E1_S1</text:span></text:p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2.01cm" svg:height="1.5cm" svg:x="12.808cm" svg:y="57.662cm">
          <text:p text:style-name="P3"><text:span text:style-name="T9">E1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5.984cm" svg:y1="58.8cm" svg:x2="12.775cm" svg:y2="58.8cm">
          <text:p/>
        </draw:line>
        <draw:line draw:style-name="gr11" draw:text-style-name="P7" draw:layer="layout" svg:x1="9.02cm" svg:y1="56.247cm" svg:x2="10.06cm" svg:y2="56.247cm">
          <text:p/>
        </draw:line>
        <draw:custom-shape draw:style-name="gr35" draw:text-style-name="P13" draw:layer="layout" svg:width="2.01cm" svg:height="1.5cm" svg:x="15.82cm" svg:y="57.606cm">
          <text:p text:style-name="P3"><text:span text:style-name="T9">E1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14.793cm" svg:y1="58.483cm" svg:x2="15.833cm" svg:y2="58.483cm">
          <text:p/>
        </draw:line>
        <draw:custom-shape draw:style-name="gr31" draw:text-style-name="P14" draw:layer="layout" svg:width="2.01cm" svg:height="1.5cm" svg:x="12.799cm" svg:y="60.182cm">
          <text:p text:style-name="P3"><text:span text:style-name="T8">E3_S0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0.737cm" svg:height="1.067cm" draw:transform="rotate (-1.52018177848706) translate (6.768cm 58.337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6" draw:text-style-name="P15" draw:layer="layout" svg:width="2.01cm" svg:height="1.5cm" svg:x="18.757cm" svg:y="59.976cm">
          <text:p text:style-name="P3"><text:span text:style-name="T10">E3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5" draw:layer="layout" svg:width="2.01cm" svg:height="1.5cm" svg:x="21.786cm" svg:y="59.936cm">
          <text:p text:style-name="P3"><text:span text:style-name="T10">E3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20.759cm" svg:y1="60.813cm" svg:x2="21.799cm" svg:y2="60.813cm">
          <text:p/>
        </draw:line>
        <draw:line draw:style-name="gr11" draw:text-style-name="P7" draw:layer="layout" svg:x1="14.785cm" svg:y1="61.083cm" svg:x2="18.753cm" svg:y2="61.083cm">
          <text:p/>
        </draw:line>
        <draw:line draw:style-name="gr13" draw:text-style-name="P7" draw:layer="layout" svg:x1="6.371cm" svg:y1="56.238cm" svg:x2="6.371cm" svg:y2="58.375cm">
          <text:p/>
        </draw:line>
        <draw:line draw:style-name="gr11" draw:text-style-name="P7" draw:layer="layout" svg:x1="6.453cm" svg:y1="61.278cm" svg:x2="12.728cm" svg:y2="61.278cm">
          <text:p/>
        </draw:line>
        <draw:line draw:style-name="gr13" draw:text-style-name="P7" draw:layer="layout" svg:x1="6.405cm" svg:y1="59.057cm" svg:x2="6.405cm" svg:y2="61.271cm">
          <text:p/>
        </draw:line>
        <draw:line draw:style-name="gr13" draw:text-style-name="P7" draw:layer="layout" svg:x1="11.14cm" svg:y1="56.859cm" svg:x2="11.14cm" svg:y2="58.371cm">
          <text:p/>
        </draw:line>
        <draw:line draw:style-name="gr11" draw:text-style-name="P7" draw:layer="layout" svg:x1="11.267cm" svg:y1="58.059cm" svg:x2="12.805cm" svg:y2="58.059cm">
          <text:p/>
        </draw:line>
        <draw:custom-shape draw:style-name="gr26" draw:text-style-name="P7" draw:layer="layout" svg:width="0.737cm" svg:height="1.067cm" draw:transform="rotate (-1.52018177848706) translate (11.539cm 58.334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3" draw:text-style-name="P7" draw:layer="layout" svg:x1="11.14cm" svg:y1="59.063cm" svg:x2="11.14cm" svg:y2="60.619cm">
          <text:p/>
        </draw:line>
        <draw:line draw:style-name="gr11" draw:text-style-name="P7" draw:layer="layout" svg:x1="11.15cm" svg:y1="60.565cm" svg:x2="12.744cm" svg:y2="60.565cm">
          <text:p/>
        </draw:line>
        <draw:line draw:style-name="gr13" draw:text-style-name="P7" draw:layer="layout" svg:x1="16.89cm" svg:y1="59.125cm" svg:x2="16.89cm" svg:y2="60.737cm">
          <text:p/>
        </draw:line>
        <draw:line draw:style-name="gr11" draw:text-style-name="P7" draw:layer="layout" svg:x1="16.924cm" svg:y1="60.438cm" svg:x2="18.716cm" svg:y2="60.438cm">
          <text:p/>
        </draw:line>
        <draw:line draw:style-name="gr13" draw:text-style-name="P7" draw:layer="layout" svg:x1="7.62cm" svg:y1="58.762cm" svg:x2="7.62cm" svg:y2="61.072cm">
          <text:p/>
        </draw:line>
        <draw:custom-shape draw:style-name="gr31" draw:text-style-name="P14" draw:layer="layout" svg:width="2.01cm" svg:height="1.5cm" svg:x="18.718cm" svg:y="62.2cm">
          <text:p text:style-name="P3"><text:span text:style-name="T8">E4_S1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0.737cm" svg:height="1.067cm" draw:transform="rotate (-1.52018177848706) translate (8.043cm 61.008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3" draw:text-style-name="P7" draw:layer="layout" svg:x1="7.638cm" svg:y1="61.726cm" svg:x2="7.638cm" svg:y2="63.273cm">
          <text:p/>
        </draw:line>
        <draw:line draw:style-name="gr11" draw:text-style-name="P7" draw:layer="layout" svg:x1="7.678cm" svg:y1="63.215cm" svg:x2="18.64cm" svg:y2="63.215cm">
          <text:p/>
        </draw:line>
        <draw:custom-shape draw:style-name="gr26" draw:text-style-name="P7" draw:layer="layout" svg:width="0.737cm" svg:height="1.067cm" draw:transform="rotate (-1.52018177848706) translate (17.324cm 60.668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3" draw:text-style-name="P7" draw:layer="layout" svg:x1="16.915cm" svg:y1="61.378cm" svg:x2="16.915cm" svg:y2="62.821cm">
          <text:p/>
        </draw:line>
        <draw:line draw:style-name="gr11" draw:text-style-name="P7" draw:layer="layout" svg:x1="16.87cm" svg:y1="62.771cm" svg:x2="18.662cm" svg:y2="62.771cm">
          <text:p/>
        </draw:line>
        <draw:custom-shape draw:style-name="gr38" draw:text-style-name="P13" draw:layer="layout" svg:width="2.01cm" svg:height="1.5cm" svg:x="24.386cm" svg:y="62.044cm">
          <text:p text:style-name="P3"><text:span text:style-name="T9">E4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3" draw:layer="layout" svg:width="2.01cm" svg:height="1.5cm" svg:x="27.516cm" svg:y="62.1cm">
          <text:p text:style-name="P3"><text:span text:style-name="T9">E4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26.409cm" svg:y1="62.817cm" svg:x2="27.449cm" svg:y2="62.817cm">
          <text:p/>
        </draw:line>
        <draw:line draw:style-name="gr11" draw:text-style-name="P7" draw:layer="layout" svg:x1="20.765cm" svg:y1="63.115cm" svg:x2="24.346cm" svg:y2="63.115cm">
          <text:p/>
        </draw:line>
        <draw:line draw:style-name="gr13" draw:text-style-name="P7" draw:layer="layout" svg:x1="22.627cm" svg:y1="61.504cm" svg:x2="22.627cm" svg:y2="62.498cm">
          <text:p/>
        </draw:line>
        <draw:line draw:style-name="gr11" draw:text-style-name="P7" draw:layer="layout" svg:x1="22.582cm" svg:y1="62.506cm" svg:x2="24.363cm" svg:y2="62.506cm">
          <text:p/>
        </draw:line>
        <draw:custom-shape draw:style-name="gr40" draw:text-style-name="P16" draw:layer="layout" svg:width="0.259cm" svg:height="0.259cm" svg:x="6.264cm" svg:y="56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0.259cm" svg:height="0.259cm" svg:x="11.019cm" svg:y="57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0.259cm" svg:height="0.259cm" svg:x="7.504cm" svg:y="58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0.259cm" svg:height="0.259cm" svg:x="16.752cm" svg:y="60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2.01cm" svg:height="1.5cm" svg:x="29.549cm" svg:y="44.687cm">
          <text:p text:style-name="P3"><text:span text:style-name="T8">Ei_Sj</text:span></text:p>
          <draw:enhanced-geometry svg:viewBox="0 0 21600 21600" draw:type="rectangle" draw:enhanced-path="M 0 0 L 21600 0 21600 21600 0 21600 0 0 Z N"/>
        </draw:custom-shape>
        <draw:frame draw:style-name="gr41" draw:text-style-name="P17" draw:layer="layout" svg:width="16.269cm" svg:height="1.886cm" svg:x="31.77cm" svg:y="44.952cm">
          <draw:text-box>
            <text:p><text:span text:style-name="T11">A data shuffle task at </text:span><text:span text:style-name="T12">i</text:span><text:span text:style-name="T13">th</text:span><text:span text:style-name="T11"> epoch on</text:span><text:span text:style-name="T12"> j</text:span><text:span text:style-name="T13">th</text:span><text:span text:style-name="T11"> storage</text:span></text:p>
          </draw:text-box>
        </draw:frame>
        <draw:custom-shape draw:style-name="gr42" draw:text-style-name="P15" draw:layer="layout" svg:width="2.01cm" svg:height="1.5cm" svg:x="29.593cm" svg:y="46.552cm">
          <text:p text:style-name="P3"><text:span text:style-name="T10">Ei_Ij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18" draw:layer="layout" svg:width="14.068cm" svg:height="1.395cm" svg:x="31.799cm" svg:y="46.688cm">
          <draw:text-box>
            <text:p><text:span text:style-name="T11">A propagation over </text:span><text:span text:style-name="T12">j</text:span><text:span text:style-name="T13">th</text:span><text:span text:style-name="T11"> batch at </text:span><text:span text:style-name="T12">i</text:span><text:span text:style-name="T13">th</text:span><text:span text:style-name="T11"> epoch </text:span></text:p>
          </draw:text-box>
        </draw:frame>
        <draw:custom-shape draw:style-name="gr44" draw:text-style-name="P7" draw:layer="layout" svg:width="18.439cm" svg:height="4.422cm" svg:x="28.98cm" svg:y="44.03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9" draw:layer="layout" svg:width="9.06cm" svg:height="3.414cm" svg:x="46.123cm" svg:y="50.15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1.3cm" svg:height="1.3cm" svg:x="46.639cm" svg:y="50.347cm">
          <text:p text:style-name="P3"><text:span text:style-name="T14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1" draw:layer="layout" svg:x1="47.943cm" svg:y1="51.147cm" svg:x2="48.839cm" svg:y2="51.147cm">
          <text:p/>
        </draw:line>
        <draw:line draw:style-name="gr11" draw:text-style-name="P21" draw:layer="layout" svg:x1="50.136cm" svg:y1="51.173cm" svg:x2="51.162cm" svg:y2="51.173cm">
          <text:p/>
        </draw:line>
        <draw:line draw:style-name="gr11" draw:text-style-name="P21" draw:layer="layout" svg:x1="49.391cm" svg:y1="52.806cm" svg:x2="51.153cm" svg:y2="52.806cm">
          <text:p/>
        </draw:line>
        <draw:line draw:style-name="gr13" draw:text-style-name="P21" draw:layer="layout" svg:x1="49.443cm" svg:y1="51.714cm" svg:x2="49.443cm" svg:y2="52.791cm">
          <text:p/>
        </draw:line>
        <draw:line draw:style-name="gr11" draw:text-style-name="P21" draw:layer="layout" svg:x1="52.478cm" svg:y1="52.894cm" svg:x2="55.753cm" svg:y2="52.894cm">
          <text:p/>
        </draw:line>
        <draw:line draw:style-name="gr11" draw:text-style-name="P21" draw:layer="layout" svg:x1="45.82cm" svg:y1="51.161cm" svg:x2="46.63cm" svg:y2="51.161cm">
          <text:p/>
        </draw:line>
        <draw:custom-shape draw:style-name="gr47" draw:text-style-name="P22" draw:layer="layout" svg:width="1.3cm" svg:height="1.3cm" svg:x="48.816cm" svg:y="50.386cm">
          <text:p text:style-name="P3"><text:span text:style-name="T14">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3" draw:layer="layout" svg:width="1.3cm" svg:height="1.3cm" svg:x="51.169cm" svg:y="50.383cm">
          <text:p text:style-name="P3"><text:span text:style-name="T14">B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4" draw:layer="layout" svg:width="1.3cm" svg:height="1.3cm" svg:x="51.159cm" svg:y="52.132cm">
          <text:p text:style-name="P3"><text:span text:style-name="T15">U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4" draw:layer="layout" svg:width="1.3cm" svg:height="1.3cm" svg:x="53.482cm" svg:y="50.401cm">
          <text:p text:style-name="P3"><text:span text:style-name="T15">U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1" draw:layer="layout" svg:x1="52.478cm" svg:y1="51.185cm" svg:x2="53.504cm" svg:y2="51.185cm">
          <text:p/>
        </draw:line>
        <draw:line draw:style-name="gr11" draw:text-style-name="P21" draw:layer="layout" svg:x1="54.785cm" svg:y1="51.186cm" svg:x2="55.811cm" svg:y2="51.186cm">
          <text:p/>
        </draw:line>
        <draw:custom-shape draw:style-name="gr51" draw:text-style-name="P19" draw:layer="layout" svg:width="10.742cm" svg:height="3.709cm" svg:x="48.466cm" svg:y="43.5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1.718cm" svg:height="1.5cm" svg:x="49.053cm" svg:y="45.568cm">
          <text:p text:style-name="P3"><text:span text:style-name="T16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1" draw:layer="layout" svg:x1="50.785cm" svg:y1="46.333cm" svg:x2="51.681cm" svg:y2="46.333cm">
          <text:p/>
        </draw:line>
        <draw:line draw:style-name="gr11" draw:text-style-name="P21" draw:layer="layout" svg:x1="53.37cm" svg:y1="46.304cm" svg:x2="54.396cm" svg:y2="46.304cm">
          <text:p/>
        </draw:line>
        <draw:line draw:style-name="gr11" draw:text-style-name="P21" draw:layer="layout" svg:x1="52.563cm" svg:y1="44.791cm" svg:x2="54.226cm" svg:y2="44.791cm">
          <text:p/>
        </draw:line>
        <draw:line draw:style-name="gr13" draw:text-style-name="P21" draw:layer="layout" svg:x1="52.58cm" svg:y1="44.743cm" svg:x2="52.58cm" svg:y2="45.499cm">
          <text:p/>
        </draw:line>
        <draw:line draw:style-name="gr11" draw:text-style-name="P21" draw:layer="layout" svg:x1="56.138cm" svg:y1="44.715cm" svg:x2="59.875cm" svg:y2="44.715cm">
          <text:p/>
        </draw:line>
        <draw:line draw:style-name="gr11" draw:text-style-name="P21" draw:layer="layout" svg:x1="48.234cm" svg:y1="46.382cm" svg:x2="49.044cm" svg:y2="46.382cm">
          <text:p/>
        </draw:line>
        <draw:custom-shape draw:style-name="gr53" draw:text-style-name="P22" draw:layer="layout" svg:width="1.73cm" svg:height="1.5cm" svg:x="51.694cm" svg:y="45.5cm">
          <text:p text:style-name="P3"><text:span text:style-name="T16">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3" draw:layer="layout" svg:width="1.73cm" svg:height="1.5cm" svg:x="54.403cm" svg:y="45.533cm">
          <text:p text:style-name="P3"><text:span text:style-name="T17">B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5" draw:layer="layout" svg:width="1.73cm" svg:height="1.5cm" svg:x="54.404cm" svg:y="43.755cm">
          <text:p text:style-name="P3"><text:span text:style-name="T17">U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1.73cm" svg:height="1.5cm" svg:x="57.162cm" svg:y="45.55cm">
          <text:p text:style-name="P3"><text:span text:style-name="T17">U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1" draw:layer="layout" svg:x1="56.104cm" svg:y1="46.317cm" svg:x2="57.13cm" svg:y2="46.317cm">
          <text:p/>
        </draw:line>
        <draw:line draw:style-name="gr11" draw:text-style-name="P21" draw:layer="layout" svg:x1="58.923cm" svg:y1="46.299cm" svg:x2="59.949cm" svg:y2="46.299cm">
          <text:p/>
        </draw:line>
        <draw:custom-shape draw:style-name="gr31" draw:text-style-name="P14" draw:layer="layout" svg:width="2.01cm" svg:height="1.5cm" svg:x="6.981cm" svg:y="48.968cm">
          <text:p text:style-name="P3"><text:span text:style-name="T8">Ei_Sj</text:span></text:p>
          <draw:enhanced-geometry svg:viewBox="0 0 21600 21600" draw:type="rectangle" draw:enhanced-path="M 0 0 L 21600 0 21600 21600 0 21600 0 0 Z N"/>
        </draw:custom-shape>
        <draw:frame draw:style-name="gr41" draw:text-style-name="P17" draw:layer="layout" svg:width="16.269cm" svg:height="1.886cm" svg:x="9.202cm" svg:y="49.233cm">
          <draw:text-box>
            <text:p><text:span text:style-name="T11">A data shuffle task at </text:span><text:span text:style-name="T12">i</text:span><text:span text:style-name="T13">th</text:span><text:span text:style-name="T11"> epoch on</text:span><text:span text:style-name="T12"> j</text:span><text:span text:style-name="T13">th</text:span><text:span text:style-name="T11"> storage</text:span></text:p>
          </draw:text-box>
        </draw:frame>
        <draw:custom-shape draw:style-name="gr57" draw:text-style-name="P15" draw:layer="layout" svg:width="2.01cm" svg:height="1.5cm" svg:x="7.025cm" svg:y="50.833cm">
          <text:p text:style-name="P3"><text:span text:style-name="T10">Ei_Ij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18" draw:layer="layout" svg:width="16.507cm" svg:height="1.449cm" svg:x="9.231cm" svg:y="50.969cm">
          <draw:text-box>
            <text:p><text:span text:style-name="T11">A propagation task over </text:span><text:span text:style-name="T12">j</text:span><text:span text:style-name="T13">th</text:span><text:span text:style-name="T11"> batch at </text:span><text:span text:style-name="T12">i</text:span><text:span text:style-name="T13">th</text:span><text:span text:style-name="T11"> epoch </text:span></text:p>
          </draw:text-box>
        </draw:frame>
        <draw:custom-shape draw:style-name="gr59" draw:text-style-name="P7" draw:layer="layout" svg:width="18.439cm" svg:height="4.422cm" svg:x="6.412cm" svg:y="48.314cm">
          <text:p/>
          <draw:enhanced-geometry svg:viewBox="0 0 21600 21600" draw:type="rectangle" draw:enhanced-path="M 0 0 L 21600 0 21600 21600 0 21600 0 0 Z N"/>
        </draw:custom-shape>
        <draw:frame draw:style-name="gr60" draw:text-style-name="P26" draw:layer="layout" svg:width="1.524cm" svg:height="1.115cm" svg:x="3.747cm" svg:y="63.962cm">
          <draw:text-box>
            <text:p><text:span text:style-name="T18">T0</text:span></text:p>
          </draw:text-box>
        </draw:frame>
        <draw:frame draw:style-name="gr60" draw:text-style-name="P26" draw:layer="layout" svg:width="1.524cm" svg:height="1.115cm" svg:x="6.747cm" svg:y="63.963cm">
          <draw:text-box>
            <text:p><text:span text:style-name="T18">T1</text:span></text:p>
          </draw:text-box>
        </draw:frame>
        <draw:frame draw:style-name="gr60" draw:text-style-name="P26" draw:layer="layout" svg:width="1.524cm" svg:height="1.115cm" svg:x="9.847cm" svg:y="63.962cm">
          <draw:text-box>
            <text:p><text:span text:style-name="T18">T2</text:span></text:p>
          </draw:text-box>
        </draw:frame>
        <draw:frame draw:style-name="gr60" draw:text-style-name="P26" draw:layer="layout" svg:width="1.524cm" svg:height="1.115cm" svg:x="12.547cm" svg:y="63.963cm">
          <draw:text-box>
            <text:p><text:span text:style-name="T18">T3</text:span></text:p>
          </draw:text-box>
        </draw:frame>
        <draw:frame draw:style-name="gr60" draw:text-style-name="P26" draw:layer="layout" svg:width="1.524cm" svg:height="1.115cm" svg:x="15.647cm" svg:y="63.962cm">
          <draw:text-box>
            <text:p><text:span text:style-name="T18">T4</text:span></text:p>
          </draw:text-box>
        </draw:frame>
        <draw:frame draw:style-name="gr60" draw:text-style-name="P26" draw:layer="layout" svg:width="1.524cm" svg:height="1.115cm" svg:x="18.547cm" svg:y="63.963cm">
          <draw:text-box>
            <text:p><text:span text:style-name="T18">T5</text:span></text:p>
          </draw:text-box>
        </draw:frame>
        <draw:frame draw:style-name="gr60" draw:text-style-name="P26" draw:layer="layout" svg:width="1.524cm" svg:height="1.115cm" svg:x="21.547cm" svg:y="63.963cm">
          <draw:text-box>
            <text:p><text:span text:style-name="T18">T6</text:span></text:p>
          </draw:text-box>
        </draw:frame>
        <draw:frame draw:style-name="gr60" draw:text-style-name="P26" draw:layer="layout" svg:width="1.524cm" svg:height="1.115cm" svg:x="24.147cm" svg:y="63.962cm">
          <draw:text-box>
            <text:p><text:span text:style-name="T18">T7</text:span></text:p>
          </draw:text-box>
        </draw:frame>
        <draw:frame draw:style-name="gr60" draw:text-style-name="P26" draw:layer="layout" svg:width="1.524cm" svg:height="1.115cm" svg:x="27.247cm" svg:y="63.963cm">
          <draw:text-box>
            <text:p><text:span text:style-name="T18">T8</text:span></text:p>
          </draw:text-box>
        </draw:frame>
        <draw:custom-shape draw:style-name="gr61" draw:text-style-name="P1" draw:layer="layout" svg:width="2.559cm" svg:height="9.861cm" svg:x="26.52cm" svg:y="67.7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" draw:layer="layout" svg:width="2.559cm" svg:height="9.862cm" svg:x="23.62cm" svg:y="67.7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" draw:layer="layout" svg:width="2.559cm" svg:height="9.862cm" svg:x="20.72cm" svg:y="67.7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" draw:layer="layout" svg:width="2.559cm" svg:height="9.861cm" svg:x="17.82cm" svg:y="67.7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" draw:layer="layout" svg:width="2.559cm" svg:height="9.861cm" svg:x="15.02cm" svg:y="67.7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" draw:layer="layout" svg:width="2.559cm" svg:height="9.861cm" svg:x="11.92cm" svg:y="67.7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" draw:layer="layout" svg:width="2.559cm" svg:height="9.861cm" svg:x="9.02cm" svg:y="67.7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" draw:layer="layout" svg:width="2.559cm" svg:height="9.861cm" svg:x="5.92cm" svg:y="67.8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" draw:layer="layout" svg:width="2.559cm" svg:height="9.861cm" svg:x="2.957cm" svg:y="67.8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4" draw:layer="layout" svg:width="2.01cm" svg:height="1.5cm" svg:x="3.226cm" svg:y="69.072cm">
          <text:p text:style-name="P3"><text:span text:style-name="T8">E0_S0</text:span></text:p>
          <draw:enhanced-geometry svg:viewBox="0 0 21600 21600" draw:type="rectangle" draw:enhanced-path="M 0 0 L 21600 0 21600 21600 0 21600 0 0 Z N"/>
        </draw:custom-shape>
        <draw:custom-shape draw:style-name="gr63" draw:text-style-name="P13" draw:layer="layout" svg:width="2cm" svg:height="1.5cm" svg:x="6.255cm" svg:y="69.02cm">
          <text:p text:style-name="P3"><text:span text:style-name="T9">E0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5.22cm" svg:y1="69.924cm" svg:x2="6.26cm" svg:y2="69.924cm">
          <text:p/>
        </draw:line>
        <draw:custom-shape draw:style-name="gr64" draw:text-style-name="P15" draw:layer="layout" svg:width="2.01cm" svg:height="1.5cm" svg:x="9.318cm" svg:y="69.022cm">
          <text:p text:style-name="P3"><text:span text:style-name="T9">E0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4" draw:layer="layout" svg:width="2.01cm" svg:height="1.5cm" svg:x="3.209cm" svg:y="71.635cm">
          <text:p text:style-name="P3"><text:span text:style-name="T8">E1_S1</text:span></text:p>
          <draw:enhanced-geometry svg:viewBox="0 0 21600 21600" draw:type="rectangle" draw:enhanced-path="M 0 0 L 21600 0 21600 21600 0 21600 0 0 Z N"/>
        </draw:custom-shape>
        <draw:custom-shape draw:style-name="gr65" draw:text-style-name="P13" draw:layer="layout" svg:width="2.01cm" svg:height="1.5cm" svg:x="12.054cm" svg:y="71.306cm">
          <text:p text:style-name="P3"><text:span text:style-name="T9">E1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5.23cm" svg:y1="72.444cm" svg:x2="12.021cm" svg:y2="72.444cm">
          <text:p/>
        </draw:line>
        <draw:line draw:style-name="gr11" draw:text-style-name="P7" draw:layer="layout" svg:x1="8.266cm" svg:y1="69.891cm" svg:x2="9.306cm" svg:y2="69.891cm">
          <text:p/>
        </draw:line>
        <draw:custom-shape draw:style-name="gr66" draw:text-style-name="P13" draw:layer="layout" svg:width="2.01cm" svg:height="1.5cm" svg:x="15.066cm" svg:y="71.25cm">
          <text:p text:style-name="P3"><text:span text:style-name="T9">E1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14.039cm" svg:y1="72.127cm" svg:x2="15.079cm" svg:y2="72.127cm">
          <text:p/>
        </draw:line>
        <draw:custom-shape draw:style-name="gr31" draw:text-style-name="P14" draw:layer="layout" svg:width="2.01cm" svg:height="1.5cm" svg:x="12.045cm" svg:y="73.826cm">
          <text:p text:style-name="P3"><text:span text:style-name="T8">E3_S0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0.737cm" svg:height="1.067cm" draw:transform="rotate (-1.52018177848706) translate (6.014cm 71.981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7" draw:text-style-name="P15" draw:layer="layout" svg:width="2.01cm" svg:height="1.5cm" svg:x="18.003cm" svg:y="73.62cm">
          <text:p text:style-name="P3"><text:span text:style-name="T10">E3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5" draw:layer="layout" svg:width="2.01cm" svg:height="1.5cm" svg:x="21.032cm" svg:y="73.58cm">
          <text:p text:style-name="P3"><text:span text:style-name="T10">E3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20.005cm" svg:y1="74.457cm" svg:x2="21.045cm" svg:y2="74.457cm">
          <text:p/>
        </draw:line>
        <draw:line draw:style-name="gr11" draw:text-style-name="P7" draw:layer="layout" svg:x1="14.031cm" svg:y1="74.727cm" svg:x2="17.999cm" svg:y2="74.727cm">
          <text:p/>
        </draw:line>
        <draw:line draw:style-name="gr13" draw:text-style-name="P7" draw:layer="layout" svg:x1="5.617cm" svg:y1="69.882cm" svg:x2="5.617cm" svg:y2="72.019cm">
          <text:p/>
        </draw:line>
        <draw:line draw:style-name="gr11" draw:text-style-name="P7" draw:layer="layout" svg:x1="5.699cm" svg:y1="74.922cm" svg:x2="11.974cm" svg:y2="74.922cm">
          <text:p/>
        </draw:line>
        <draw:line draw:style-name="gr13" draw:text-style-name="P7" draw:layer="layout" svg:x1="5.651cm" svg:y1="72.701cm" svg:x2="5.651cm" svg:y2="74.915cm">
          <text:p/>
        </draw:line>
        <draw:line draw:style-name="gr13" draw:text-style-name="P7" draw:layer="layout" svg:x1="10.386cm" svg:y1="70.503cm" svg:x2="10.386cm" svg:y2="72.015cm">
          <text:p/>
        </draw:line>
        <draw:line draw:style-name="gr11" draw:text-style-name="P7" draw:layer="layout" svg:x1="10.513cm" svg:y1="71.703cm" svg:x2="12.051cm" svg:y2="71.703cm">
          <text:p/>
        </draw:line>
        <draw:custom-shape draw:style-name="gr26" draw:text-style-name="P7" draw:layer="layout" svg:width="0.737cm" svg:height="1.067cm" draw:transform="rotate (-1.52018177848706) translate (10.785cm 71.978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3" draw:text-style-name="P7" draw:layer="layout" svg:x1="10.386cm" svg:y1="72.707cm" svg:x2="10.386cm" svg:y2="74.263cm">
          <text:p/>
        </draw:line>
        <draw:line draw:style-name="gr11" draw:text-style-name="P7" draw:layer="layout" svg:x1="10.396cm" svg:y1="74.209cm" svg:x2="11.99cm" svg:y2="74.209cm">
          <text:p/>
        </draw:line>
        <draw:line draw:style-name="gr13" draw:text-style-name="P7" draw:layer="layout" svg:x1="16.136cm" svg:y1="72.769cm" svg:x2="16.136cm" svg:y2="74.381cm">
          <text:p/>
        </draw:line>
        <draw:line draw:style-name="gr11" draw:text-style-name="P7" draw:layer="layout" svg:x1="16.17cm" svg:y1="74.082cm" svg:x2="17.962cm" svg:y2="74.082cm">
          <text:p/>
        </draw:line>
        <draw:line draw:style-name="gr13" draw:text-style-name="P7" draw:layer="layout" svg:x1="6.866cm" svg:y1="72.406cm" svg:x2="6.866cm" svg:y2="74.716cm">
          <text:p/>
        </draw:line>
        <draw:custom-shape draw:style-name="gr31" draw:text-style-name="P14" draw:layer="layout" svg:width="2.01cm" svg:height="1.5cm" svg:x="17.964cm" svg:y="75.844cm">
          <text:p text:style-name="P3"><text:span text:style-name="T8">E4_S1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0.737cm" svg:height="1.067cm" draw:transform="rotate (-1.52018177848706) translate (7.289cm 74.652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3" draw:text-style-name="P7" draw:layer="layout" svg:x1="6.884cm" svg:y1="75.37cm" svg:x2="6.884cm" svg:y2="76.917cm">
          <text:p/>
        </draw:line>
        <draw:line draw:style-name="gr11" draw:text-style-name="P7" draw:layer="layout" svg:x1="6.924cm" svg:y1="76.859cm" svg:x2="17.886cm" svg:y2="76.859cm">
          <text:p/>
        </draw:line>
        <draw:custom-shape draw:style-name="gr26" draw:text-style-name="P7" draw:layer="layout" svg:width="0.737cm" svg:height="1.067cm" draw:transform="rotate (-1.52018177848706) translate (16.57cm 74.312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3" draw:text-style-name="P7" draw:layer="layout" svg:x1="16.161cm" svg:y1="75.022cm" svg:x2="16.161cm" svg:y2="76.465cm">
          <text:p/>
        </draw:line>
        <draw:line draw:style-name="gr11" draw:text-style-name="P7" draw:layer="layout" svg:x1="16.116cm" svg:y1="76.415cm" svg:x2="17.908cm" svg:y2="76.415cm">
          <text:p/>
        </draw:line>
        <draw:custom-shape draw:style-name="gr69" draw:text-style-name="P13" draw:layer="layout" svg:width="2.01cm" svg:height="1.5cm" svg:x="23.632cm" svg:y="75.688cm">
          <text:p text:style-name="P3"><text:span text:style-name="T9">E4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3" draw:layer="layout" svg:width="2.01cm" svg:height="1.5cm" svg:x="26.762cm" svg:y="75.744cm">
          <text:p text:style-name="P3"><text:span text:style-name="T9">E4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25.655cm" svg:y1="76.461cm" svg:x2="26.695cm" svg:y2="76.461cm">
          <text:p/>
        </draw:line>
        <draw:line draw:style-name="gr11" draw:text-style-name="P7" draw:layer="layout" svg:x1="20.011cm" svg:y1="76.759cm" svg:x2="23.592cm" svg:y2="76.759cm">
          <text:p/>
        </draw:line>
        <draw:line draw:style-name="gr13" draw:text-style-name="P7" draw:layer="layout" svg:x1="21.873cm" svg:y1="75.148cm" svg:x2="21.873cm" svg:y2="76.142cm">
          <text:p/>
        </draw:line>
        <draw:line draw:style-name="gr11" draw:text-style-name="P7" draw:layer="layout" svg:x1="21.828cm" svg:y1="76.15cm" svg:x2="23.609cm" svg:y2="76.15cm">
          <text:p/>
        </draw:line>
        <draw:custom-shape draw:style-name="gr40" draw:text-style-name="P16" draw:layer="layout" svg:width="0.259cm" svg:height="0.259cm" svg:x="5.51cm" svg:y="69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0.259cm" svg:height="0.259cm" svg:x="10.265cm" svg:y="71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0.259cm" svg:height="0.259cm" svg:x="6.75cm" svg:y="72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0.259cm" svg:height="0.259cm" svg:x="15.998cm" svg:y="7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6" draw:layer="layout" svg:width="1.524cm" svg:height="1.115cm" svg:x="3.493cm" svg:y="77.606cm">
          <draw:text-box>
            <text:p><text:span text:style-name="T18">T0</text:span></text:p>
          </draw:text-box>
        </draw:frame>
        <draw:frame draw:style-name="gr60" draw:text-style-name="P26" draw:layer="layout" svg:width="1.524cm" svg:height="1.115cm" svg:x="6.393cm" svg:y="77.607cm">
          <draw:text-box>
            <text:p><text:span text:style-name="T18">T1</text:span></text:p>
          </draw:text-box>
        </draw:frame>
        <draw:frame draw:style-name="gr60" draw:text-style-name="P26" draw:layer="layout" svg:width="1.524cm" svg:height="1.115cm" svg:x="9.693cm" svg:y="77.606cm">
          <draw:text-box>
            <text:p><text:span text:style-name="T18">T2</text:span></text:p>
          </draw:text-box>
        </draw:frame>
        <draw:frame draw:style-name="gr60" draw:text-style-name="P26" draw:layer="layout" svg:width="1.524cm" svg:height="1.115cm" svg:x="12.593cm" svg:y="77.607cm">
          <draw:text-box>
            <text:p><text:span text:style-name="T18">T3</text:span></text:p>
          </draw:text-box>
        </draw:frame>
        <draw:frame draw:style-name="gr60" draw:text-style-name="P26" draw:layer="layout" svg:width="1.524cm" svg:height="1.115cm" svg:x="15.593cm" svg:y="77.606cm">
          <draw:text-box>
            <text:p><text:span text:style-name="T18">T4</text:span></text:p>
          </draw:text-box>
        </draw:frame>
        <draw:frame draw:style-name="gr60" draw:text-style-name="P26" draw:layer="layout" svg:width="1.524cm" svg:height="1.115cm" svg:x="18.493cm" svg:y="77.607cm">
          <draw:text-box>
            <text:p><text:span text:style-name="T18">T5</text:span></text:p>
          </draw:text-box>
        </draw:frame>
        <draw:frame draw:style-name="gr60" draw:text-style-name="P26" draw:layer="layout" svg:width="1.524cm" svg:height="1.115cm" svg:x="21.193cm" svg:y="77.607cm">
          <draw:text-box>
            <text:p><text:span text:style-name="T18">T6</text:span></text:p>
          </draw:text-box>
        </draw:frame>
        <draw:frame draw:style-name="gr60" draw:text-style-name="P26" draw:layer="layout" svg:width="1.524cm" svg:height="1.115cm" svg:x="24.193cm" svg:y="77.606cm">
          <draw:text-box>
            <text:p><text:span text:style-name="T18">T7</text:span></text:p>
          </draw:text-box>
        </draw:frame>
        <draw:frame draw:style-name="gr60" draw:text-style-name="P26" draw:layer="layout" svg:width="1.524cm" svg:height="1.115cm" svg:x="27.093cm" svg:y="77.607cm">
          <draw:text-box>
            <text:p><text:span text:style-name="T18">T8</text:span></text:p>
          </draw:text-box>
        </draw:frame>
        <draw:custom-shape draw:style-name="gr71" draw:text-style-name="P19" draw:layer="layout" svg:width="11.549cm" svg:height="3.414cm" svg:x="42.16cm" svg:y="62.43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1.3cm" svg:height="1.3cm" svg:x="42.676cm" svg:y="62.624cm">
          <text:p text:style-name="P3"><text:span text:style-name="T19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1" draw:layer="layout" svg:x1="43.98cm" svg:y1="63.424cm" svg:x2="44.876cm" svg:y2="63.424cm">
          <text:p/>
        </draw:line>
        <draw:line draw:style-name="gr11" draw:text-style-name="P21" draw:layer="layout" svg:x1="46.173cm" svg:y1="63.45cm" svg:x2="47.199cm" svg:y2="63.45cm">
          <text:p/>
        </draw:line>
        <draw:line draw:style-name="gr11" draw:text-style-name="P21" draw:layer="layout" svg:x1="46.076cm" svg:y1="64.08cm" svg:x2="47.19cm" svg:y2="65.083cm">
          <text:p/>
        </draw:line>
        <draw:custom-shape draw:style-name="gr47" draw:text-style-name="P22" draw:layer="layout" svg:width="1.3cm" svg:height="1.3cm" svg:x="44.853cm" svg:y="62.663cm">
          <text:p text:style-name="P3"><text:span text:style-name="T14">B</text:span><text:span text:style-name="T20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3" draw:layer="layout" svg:width="1.3cm" svg:height="1.3cm" svg:x="47.206cm" svg:y="62.66cm">
          <text:p text:style-name="P3"><text:span text:style-name="T14">B</text:span><text:span text:style-name="T21">N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4" draw:layer="layout" svg:width="1.3cm" svg:height="1.3cm" svg:x="47.196cm" svg:y="64.409cm">
          <text:p text:style-name="P3"><text:span text:style-name="T15">U</text:span><text:span text:style-name="T2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4" draw:layer="layout" svg:width="1.3cm" svg:height="1.3cm" svg:x="49.59cm" svg:y="64.404cm">
          <text:p text:style-name="P3"><text:span text:style-name="T15">U</text:span><text:span text:style-name="T22">N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1" draw:layer="layout" svg:x1="48.515cm" svg:y1="63.462cm" svg:x2="49.541cm" svg:y2="63.462cm">
          <text:p/>
        </draw:line>
        <draw:line draw:style-name="gr11" draw:text-style-name="P21" draw:layer="layout" svg:x1="51.161cm" svg:y1="63.483cm" svg:x2="52.187cm" svg:y2="63.483cm">
          <text:p/>
        </draw:line>
        <draw:line draw:style-name="gr11" draw:text-style-name="P21" draw:layer="layout" svg:x1="48.483cm" svg:y1="63.993cm" svg:x2="49.597cm" svg:y2="64.996cm">
          <text:p/>
        </draw:line>
        <draw:custom-shape draw:style-name="gr75" draw:text-style-name="P23" draw:layer="layout" svg:width="1.3cm" svg:height="1.3cm" svg:x="49.597cm" svg:y="62.76cm">
          <text:p text:style-name="P3"><text:span text:style-name="T14">B</text:span><text:span text:style-name="T21">N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1" draw:layer="layout" svg:x1="51.129cm" svg:y1="64.166cm" svg:x2="52.243cm" svg:y2="65.169cm">
          <text:p/>
        </draw:line>
        <draw:frame draw:style-name="gr76" draw:text-style-name="P27" draw:layer="layout" svg:width="1.773cm" svg:height="1.705cm" svg:x="52.314cm" svg:y="63.968cm">
          <draw:text-box>
            <text:p><text:span text:style-name="T23">...</text:span></text:p>
          </draw:text-box>
        </draw:frame>
        <draw:frame draw:style-name="gr76" draw:text-style-name="P28" draw:layer="layout" svg:width="1.773cm" svg:height="1.705cm" svg:x="52.295cm" svg:y="62.415cm">
          <draw:text-box>
            <text:p><text:span text:style-name="T24">...</text:span></text:p>
          </draw:text-box>
        </draw:frame>
        <draw:frame draw:style-name="gr77" draw:text-style-name="P29" draw:layer="layout" svg:width="12.672cm" svg:height="1.693cm" svg:x="41.938cm" svg:y="60.537cm">
          <draw:text-box>
            <text:p><text:span text:style-name="T25">Intra-propagation pipeline </text:span></text:p>
          </draw:text-box>
        </draw:frame>
        <draw:custom-shape draw:style-name="gr46" draw:text-style-name="P20" draw:layer="layout" svg:width="1.3cm" svg:height="1.3cm" svg:x="42.535cm" svg:y="66.35cm">
          <text:p text:style-name="P3"><text:span text:style-name="T16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29" draw:layer="layout" svg:width="7.846cm" svg:height="1.27cm" svg:x="43.998cm" svg:y="66.407cm">
          <draw:text-box>
            <text:p><text:span text:style-name="T11">Forward propagation</text:span></text:p>
          </draw:text-box>
        </draw:frame>
        <draw:custom-shape draw:style-name="gr47" draw:text-style-name="P22" draw:layer="layout" svg:width="1.3cm" svg:height="1.3cm" svg:x="42.507cm" svg:y="68.157cm">
          <text:p text:style-name="P3"><text:span text:style-name="T17">B</text:span><text:span text:style-name="T26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29" draw:layer="layout" svg:width="12.334cm" svg:height="1.395cm" svg:x="43.941cm" svg:y="68.157cm">
          <draw:text-box>
            <text:p><text:span text:style-name="T11">Backward propagation at </text:span><text:span text:style-name="T12">i</text:span><text:span text:style-name="T27">th</text:span><text:span text:style-name="T11"> layer</text:span></text:p>
          </draw:text-box>
        </draw:frame>
        <draw:custom-shape draw:style-name="gr79" draw:text-style-name="P24" draw:layer="layout" svg:width="1.3cm" svg:height="1.3cm" svg:x="42.479cm" svg:y="69.935cm">
          <text:p text:style-name="P3"><text:span text:style-name="T28">U</text:span><text:span text:style-name="T29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29" draw:layer="layout" svg:width="12.334cm" svg:height="1.395cm" svg:x="43.829cm" svg:y="69.908cm">
          <draw:text-box>
            <text:p><text:span text:style-name="T11">Parameter update at</text:span><text:span text:style-name="T30"> </text:span><text:span text:style-name="T12">i</text:span><text:span text:style-name="T27">th</text:span><text:span text:style-name="T11"> layer</text:span></text:p>
          </draw:text-box>
        </draw:frame>
        <draw:custom-shape draw:style-name="gr80" draw:text-style-name="P16" draw:layer="layout" svg:width="1.053cm" svg:height="3.544cm" svg:x="41.045cm" svg:y="62.361cm">
          <text:p/>
          <draw:enhanced-geometry svg:viewBox="0 0 21600 21600" draw:text-areas="0 ?f0 ?f5 ?f2" draw:type="right-arrow" draw:modifiers="10411.5107913669 2986.846543001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0" draw:text-style-name="P16" draw:layer="layout" svg:width="1.053cm" svg:height="3.544cm" svg:x="53.897cm" svg:y="62.411cm">
          <text:p/>
          <draw:enhanced-geometry svg:viewBox="0 0 21600 21600" draw:text-areas="0 ?f0 ?f5 ?f2" draw:type="right-arrow" draw:modifiers="10411.5107913669 2986.846543001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4" draw:layer="layout" svg:width="2.01cm" svg:height="1.5cm" svg:x="25.184cm" svg:y="30.503cm">
          <text:p text:style-name="P3"><text:span text:style-name="T8">Ei_Sj</text:span></text:p>
          <draw:enhanced-geometry svg:viewBox="0 0 21600 21600" draw:type="rectangle" draw:enhanced-path="M 0 0 L 21600 0 21600 21600 0 21600 0 0 Z N"/>
        </draw:custom-shape>
        <draw:frame draw:style-name="gr41" draw:text-style-name="P17" draw:layer="layout" svg:width="16.269cm" svg:height="1.886cm" svg:x="27.405cm" svg:y="30.768cm">
          <draw:text-box>
            <text:p><text:span text:style-name="T11">A data shuffle task at </text:span><text:span text:style-name="T12">i</text:span><text:span text:style-name="T13">th</text:span><text:span text:style-name="T11"> epoch on</text:span><text:span text:style-name="T12"> j</text:span><text:span text:style-name="T13">th</text:span><text:span text:style-name="T11"> storage</text:span></text:p>
          </draw:text-box>
        </draw:frame>
        <draw:custom-shape draw:style-name="gr81" draw:text-style-name="P15" draw:layer="layout" svg:width="2.01cm" svg:height="1.5cm" svg:x="25.228cm" svg:y="32.368cm">
          <text:p text:style-name="P3"><text:span text:style-name="T10">Ei_Ij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18" draw:layer="layout" svg:width="16.507cm" svg:height="1.449cm" svg:x="27.434cm" svg:y="32.504cm">
          <draw:text-box>
            <text:p><text:span text:style-name="T11">A propagation task over </text:span><text:span text:style-name="T12">j</text:span><text:span text:style-name="T13">th</text:span><text:span text:style-name="T11"> batch at </text:span><text:span text:style-name="T12">i</text:span><text:span text:style-name="T13">th</text:span><text:span text:style-name="T11"> epoch </text:span></text:p>
          </draw:text-box>
        </draw:frame>
        <draw:custom-shape draw:style-name="gr59" draw:text-style-name="P7" draw:layer="layout" svg:width="18.439cm" svg:height="4.422cm" svg:x="24.615cm" svg:y="29.849cm">
          <text:p/>
          <draw:enhanced-geometry svg:viewBox="0 0 21600 21600" draw:type="rectangle" draw:enhanced-path="M 0 0 L 21600 0 21600 21600 0 21600 0 0 Z N"/>
        </draw:custom-shape>
        <draw:frame draw:style-name="gr82" draw:text-style-name="P17" draw:layer="layout" svg:width="13.896cm" svg:height="1.979cm" svg:x="20.832cm" svg:y="26.209cm">
          <draw:text-box>
            <text:p><text:span text:style-name="T31">Intra-epoch pipeline </text:span></text:p>
          </draw:text-box>
        </draw:frame>
        <draw:frame draw:style-name="gr83" draw:text-style-name="P30" draw:layer="layout" svg:width="2.847cm" svg:height="2.131cm" svg:x="32.352cm" svg:y="35.366cm">
          <draw:text-box>
            <text:p><text:span text:style-name="T32">. . .</text:span></text:p>
          </draw:text-box>
        </draw:frame>
        <draw:frame draw:style-name="gr83" draw:text-style-name="P30" draw:layer="layout" svg:width="2.847cm" svg:height="2.131cm" svg:x="39.736cm" svg:y="37.602cm">
          <draw:text-box>
            <text:p><text:span text:style-name="T32">. . .</text:span></text:p>
          </draw:text-box>
        </draw:frame>
        <draw:custom-shape draw:style-name="gr84" draw:text-style-name="P1" draw:layer="layout" svg:width="0.568cm" svg:height="9.86cm" svg:x="48.43cm" svg:y="90.3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" draw:layer="layout" svg:width="0.419cm" svg:height="9.86cm" svg:x="51.531cm" svg:y="90.3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" draw:layer="layout" svg:width="0.414cm" svg:height="9.86cm" svg:x="54.432cm" svg:y="90.3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1" draw:layer="layout" svg:width="0.477cm" svg:height="9.86cm" svg:x="57.433cm" svg:y="90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" draw:layer="layout" svg:width="0.494cm" svg:height="9.86cm" svg:x="60.034cm" svg:y="90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1" draw:layer="layout" svg:width="0.512cm" svg:height="9.86cm" svg:x="63.135cm" svg:y="90.3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1" draw:layer="layout" svg:width="0.483cm" svg:height="9.86cm" svg:x="45.729cm" svg:y="90.3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1" draw:layer="layout" svg:width="0.465cm" svg:height="9.86cm" svg:x="42.628cm" svg:y="90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" draw:layer="layout" svg:width="0.491cm" svg:height="9.86cm" svg:x="39.706cm" svg:y="90.37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4" draw:layer="layout" svg:width="2.01cm" svg:height="1.5cm" svg:x="39.617cm" svg:y="91.497cm">
          <text:p text:style-name="P3"><text:span text:style-name="T8">E0</text:span><text:span text:style-name="T8">_S</text:span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90" draw:text-style-name="P13" draw:layer="layout" svg:width="2cm" svg:height="1.5cm" svg:x="42.646cm" svg:y="91.545cm">
          <text:p text:style-name="P3"><text:span text:style-name="T9">E0</text:span><text:span text:style-name="T9">_I</text:span><text:span text:style-name="T9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41.611cm" svg:y1="92.449cm" svg:x2="42.651cm" svg:y2="92.449cm">
          <text:p/>
        </draw:line>
        <draw:custom-shape draw:style-name="gr91" draw:text-style-name="P15" draw:layer="layout" svg:width="2.01cm" svg:height="1.5cm" svg:x="45.709cm" svg:y="91.547cm">
          <text:p text:style-name="P3"><text:span text:style-name="T9">E0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4" draw:layer="layout" svg:width="2.01cm" svg:height="1.5cm" svg:x="39.6cm" svg:y="94.06cm">
          <text:p text:style-name="P3"><text:span text:style-name="T8">E1</text:span><text:span text:style-name="T8">_S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3" draw:layer="layout" svg:width="2.01cm" svg:height="1.5cm" svg:x="48.445cm" svg:y="93.931cm">
          <text:p text:style-name="P3"><text:span text:style-name="T9">E1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41.621cm" svg:y1="94.969cm" svg:x2="48.412cm" svg:y2="94.969cm">
          <text:p/>
        </draw:line>
        <draw:line draw:style-name="gr11" draw:text-style-name="P7" draw:layer="layout" svg:x1="44.657cm" svg:y1="92.416cm" svg:x2="45.697cm" svg:y2="92.416cm">
          <text:p/>
        </draw:line>
        <draw:custom-shape draw:style-name="gr93" draw:text-style-name="P13" draw:layer="layout" svg:width="2.01cm" svg:height="1.5cm" svg:x="51.471cm" svg:y="94.004cm">
          <text:p text:style-name="P3"><text:span text:style-name="T9">E1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50.43cm" svg:y1="94.652cm" svg:x2="51.47cm" svg:y2="94.652cm">
          <text:p/>
        </draw:line>
        <draw:custom-shape draw:style-name="gr31" draw:text-style-name="P14" draw:layer="layout" svg:width="2.01cm" svg:height="1.5cm" svg:x="48.436cm" svg:y="96.251cm">
          <text:p text:style-name="P3"><text:span text:style-name="T8">E3_S</text:span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0.737cm" svg:height="1.067cm" draw:transform="rotate (-1.52018177848706) translate (42.405cm 94.506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4" draw:text-style-name="P15" draw:layer="layout" svg:width="2.01cm" svg:height="1.5cm" svg:x="54.394cm" svg:y="96.245cm">
          <text:p text:style-name="P3"><text:span text:style-name="T10">E</text:span><text:span text:style-name="T10">3</text:span><text:span text:style-name="T10">_</text:span><text:span text:style-name="T10">I</text:span><text:span text:style-name="T10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15" draw:layer="layout" svg:width="2.01cm" svg:height="1.5cm" svg:x="57.423cm" svg:y="96.205cm">
          <text:p text:style-name="P3"><text:span text:style-name="T10">E</text:span><text:span text:style-name="T10">3</text:span><text:span text:style-name="T10">_</text:span><text:span text:style-name="T10">I</text:span><text:span text:style-name="T10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56.396cm" svg:y1="96.982cm" svg:x2="57.436cm" svg:y2="96.982cm">
          <text:p/>
        </draw:line>
        <draw:line draw:style-name="gr11" draw:text-style-name="P7" draw:layer="layout" svg:x1="50.422cm" svg:y1="97.252cm" svg:x2="54.39cm" svg:y2="97.252cm">
          <text:p/>
        </draw:line>
        <draw:line draw:style-name="gr13" draw:text-style-name="P7" draw:layer="layout" svg:x1="42.008cm" svg:y1="92.407cm" svg:x2="42.008cm" svg:y2="94.544cm">
          <text:p/>
        </draw:line>
        <draw:line draw:style-name="gr11" draw:text-style-name="P7" draw:layer="layout" svg:x1="42.09cm" svg:y1="97.447cm" svg:x2="48.365cm" svg:y2="97.447cm">
          <text:p/>
        </draw:line>
        <draw:line draw:style-name="gr13" draw:text-style-name="P7" draw:layer="layout" svg:x1="42.042cm" svg:y1="95.226cm" svg:x2="42.042cm" svg:y2="97.44cm">
          <text:p/>
        </draw:line>
        <draw:line draw:style-name="gr13" draw:text-style-name="P7" draw:layer="layout" svg:x1="46.777cm" svg:y1="93.028cm" svg:x2="46.777cm" svg:y2="94.54cm">
          <text:p/>
        </draw:line>
        <draw:line draw:style-name="gr11" draw:text-style-name="P7" draw:layer="layout" svg:x1="46.904cm" svg:y1="94.228cm" svg:x2="48.442cm" svg:y2="94.228cm">
          <text:p/>
        </draw:line>
        <draw:custom-shape draw:style-name="gr26" draw:text-style-name="P7" draw:layer="layout" svg:width="0.737cm" svg:height="1.067cm" draw:transform="rotate (-1.52018177848706) translate (47.176cm 94.503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3" draw:text-style-name="P7" draw:layer="layout" svg:x1="46.777cm" svg:y1="95.232cm" svg:x2="46.777cm" svg:y2="96.788cm">
          <text:p/>
        </draw:line>
        <draw:line draw:style-name="gr11" draw:text-style-name="P7" draw:layer="layout" svg:x1="46.787cm" svg:y1="96.734cm" svg:x2="48.381cm" svg:y2="96.734cm">
          <text:p/>
        </draw:line>
        <draw:line draw:style-name="gr13" draw:text-style-name="P7" draw:layer="layout" svg:x1="52.527cm" svg:y1="95.5cm" svg:x2="52.527cm" svg:y2="96.906cm">
          <text:p/>
        </draw:line>
        <draw:line draw:style-name="gr11" draw:text-style-name="P7" draw:layer="layout" svg:x1="52.561cm" svg:y1="96.607cm" svg:x2="54.353cm" svg:y2="96.607cm">
          <text:p/>
        </draw:line>
        <draw:line draw:style-name="gr13" draw:text-style-name="P7" draw:layer="layout" svg:x1="43.257cm" svg:y1="94.931cm" svg:x2="43.257cm" svg:y2="97.241cm">
          <text:p/>
        </draw:line>
        <draw:custom-shape draw:style-name="gr31" draw:text-style-name="P14" draw:layer="layout" svg:width="2.01cm" svg:height="1.5cm" svg:x="54.355cm" svg:y="98.369cm">
          <text:p text:style-name="P3"><text:span text:style-name="T8">E4_S</text:span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0.737cm" svg:height="1.067cm" draw:transform="rotate (-1.52018177848706) translate (43.68cm 97.177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3" draw:text-style-name="P7" draw:layer="layout" svg:x1="43.275cm" svg:y1="97.895cm" svg:x2="43.275cm" svg:y2="99.442cm">
          <text:p/>
        </draw:line>
        <draw:line draw:style-name="gr11" draw:text-style-name="P7" draw:layer="layout" svg:x1="43.315cm" svg:y1="99.384cm" svg:x2="54.277cm" svg:y2="99.384cm">
          <text:p/>
        </draw:line>
        <draw:custom-shape draw:style-name="gr26" draw:text-style-name="P7" draw:layer="layout" svg:width="0.737cm" svg:height="1.067cm" draw:transform="rotate (-1.52018177848706) translate (52.961cm 96.837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3" draw:text-style-name="P7" draw:layer="layout" svg:x1="52.552cm" svg:y1="97.547cm" svg:x2="52.552cm" svg:y2="98.99cm">
          <text:p/>
        </draw:line>
        <draw:line draw:style-name="gr11" draw:text-style-name="P7" draw:layer="layout" svg:x1="52.507cm" svg:y1="98.94cm" svg:x2="54.299cm" svg:y2="98.94cm">
          <text:p/>
        </draw:line>
        <draw:custom-shape draw:style-name="gr96" draw:text-style-name="P13" draw:layer="layout" svg:width="2.01cm" svg:height="1.5cm" svg:x="60.023cm" svg:y="98.313cm">
          <text:p text:style-name="P3"><text:span text:style-name="T9">E4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3" draw:layer="layout" svg:width="2.01cm" svg:height="1.5cm" svg:x="63.153cm" svg:y="98.369cm">
          <text:p text:style-name="P3"><text:span text:style-name="T9">E4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62.046cm" svg:y1="98.986cm" svg:x2="63.086cm" svg:y2="98.986cm">
          <text:p/>
        </draw:line>
        <draw:line draw:style-name="gr11" draw:text-style-name="P7" draw:layer="layout" svg:x1="56.402cm" svg:y1="99.284cm" svg:x2="59.983cm" svg:y2="99.284cm">
          <text:p/>
        </draw:line>
        <draw:line draw:style-name="gr13" draw:text-style-name="P7" draw:layer="layout" svg:x1="58.264cm" svg:y1="97.705cm" svg:x2="58.264cm" svg:y2="98.667cm">
          <text:p/>
        </draw:line>
        <draw:line draw:style-name="gr11" draw:text-style-name="P7" draw:layer="layout" svg:x1="58.219cm" svg:y1="98.675cm" svg:x2="60cm" svg:y2="98.675cm">
          <text:p/>
        </draw:line>
        <draw:custom-shape draw:style-name="gr40" draw:text-style-name="P16" draw:layer="layout" svg:width="0.259cm" svg:height="0.259cm" svg:x="41.901cm" svg:y="92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0.259cm" svg:height="0.259cm" svg:x="46.656cm" svg:y="94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0.259cm" svg:height="0.259cm" svg:x="43.141cm" svg:y="94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0.259cm" svg:height="0.259cm" svg:x="52.389cm" svg:y="9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6" draw:layer="layout" svg:width="1.524cm" svg:height="1.115cm" svg:x="39.384cm" svg:y="100.131cm">
          <draw:text-box>
            <text:p><text:span text:style-name="T18">T0</text:span></text:p>
          </draw:text-box>
        </draw:frame>
        <draw:frame draw:style-name="gr60" draw:text-style-name="P26" draw:layer="layout" svg:width="1.524cm" svg:height="1.115cm" svg:x="42.384cm" svg:y="100.132cm">
          <draw:text-box>
            <text:p><text:span text:style-name="T18">T1</text:span></text:p>
          </draw:text-box>
        </draw:frame>
        <draw:frame draw:style-name="gr60" draw:text-style-name="P26" draw:layer="layout" svg:width="1.524cm" svg:height="1.115cm" svg:x="45.484cm" svg:y="100.131cm">
          <draw:text-box>
            <text:p><text:span text:style-name="T18">T</text:span><text:span text:style-name="T18">2</text:span></text:p>
          </draw:text-box>
        </draw:frame>
        <draw:frame draw:style-name="gr60" draw:text-style-name="P26" draw:layer="layout" svg:width="1.524cm" svg:height="1.115cm" svg:x="48.184cm" svg:y="100.132cm">
          <draw:text-box>
            <text:p><text:span text:style-name="T18">T</text:span><text:span text:style-name="T18">3</text:span></text:p>
          </draw:text-box>
        </draw:frame>
        <draw:frame draw:style-name="gr60" draw:text-style-name="P26" draw:layer="layout" svg:width="1.524cm" svg:height="1.115cm" svg:x="51.284cm" svg:y="100.131cm">
          <draw:text-box>
            <text:p><text:span text:style-name="T18">T4</text:span></text:p>
          </draw:text-box>
        </draw:frame>
        <draw:frame draw:style-name="gr60" draw:text-style-name="P26" draw:layer="layout" svg:width="1.524cm" svg:height="1.115cm" svg:x="54.184cm" svg:y="100.132cm">
          <draw:text-box>
            <text:p><text:span text:style-name="T18">T5</text:span></text:p>
          </draw:text-box>
        </draw:frame>
        <draw:frame draw:style-name="gr60" draw:text-style-name="P26" draw:layer="layout" svg:width="1.524cm" svg:height="1.115cm" svg:x="57.184cm" svg:y="100.132cm">
          <draw:text-box>
            <text:p><text:span text:style-name="T18">T</text:span><text:span text:style-name="T18">6</text:span></text:p>
          </draw:text-box>
        </draw:frame>
        <draw:frame draw:style-name="gr60" draw:text-style-name="P26" draw:layer="layout" svg:width="1.524cm" svg:height="1.115cm" svg:x="59.784cm" svg:y="100.131cm">
          <draw:text-box>
            <text:p><text:span text:style-name="T18">T7</text:span></text:p>
          </draw:text-box>
        </draw:frame>
        <draw:frame draw:style-name="gr60" draw:text-style-name="P26" draw:layer="layout" svg:width="1.524cm" svg:height="1.115cm" svg:x="62.884cm" svg:y="100.132cm">
          <draw:text-box>
            <text:p><text:span text:style-name="T18">T8</text:span></text:p>
          </draw:text-box>
        </draw:frame>
        <draw:custom-shape draw:style-name="gr31" draw:text-style-name="P14" draw:layer="layout" svg:width="2.01cm" svg:height="1.5cm" svg:x="44.401cm" svg:y="102.445cm">
          <text:p text:style-name="P3"><text:span text:style-name="T8">Ei_</text:span><text:span text:style-name="T8">Sj</text:span></text:p>
          <draw:enhanced-geometry svg:viewBox="0 0 21600 21600" draw:type="rectangle" draw:enhanced-path="M 0 0 L 21600 0 21600 21600 0 21600 0 0 Z N"/>
        </draw:custom-shape>
        <draw:frame draw:style-name="gr41" draw:text-style-name="P17" draw:layer="layout" svg:width="16.269cm" svg:height="1.886cm" svg:x="46.622cm" svg:y="102.71cm">
          <draw:text-box>
            <text:p><text:span text:style-name="T11">A</text:span><text:span text:style-name="T11"> </text:span><text:span text:style-name="T11">d</text:span><text:span text:style-name="T11">a</text:span><text:span text:style-name="T11">t</text:span><text:span text:style-name="T11">a</text:span><text:span text:style-name="T11"> </text:span><text:span text:style-name="T11">s</text:span><text:span text:style-name="T11">h</text:span><text:span text:style-name="T11">u</text:span><text:span text:style-name="T11">f</text:span><text:span text:style-name="T11">f</text:span><text:span text:style-name="T11">l</text:span><text:span text:style-name="T11">e</text:span><text:span text:style-name="T11"> </text:span><text:span text:style-name="T11">t</text:span><text:span text:style-name="T11">a</text:span><text:span text:style-name="T11">s</text:span><text:span text:style-name="T11">k</text:span><text:span text:style-name="T11"> </text:span><text:span text:style-name="T11">a</text:span><text:span text:style-name="T11">t</text:span><text:span text:style-name="T11"> </text:span><text:span text:style-name="T12">i</text:span><text:span text:style-name="T13">t</text:span><text:span text:style-name="T13">h</text:span><text:span text:style-name="T11"> </text:span><text:span text:style-name="T11">e</text:span><text:span text:style-name="T11">p</text:span><text:span text:style-name="T11">o</text:span><text:span text:style-name="T11">c</text:span><text:span text:style-name="T11">h</text:span><text:span text:style-name="T11"> </text:span><text:span text:style-name="T11">o</text:span><text:span text:style-name="T11">n</text:span><text:span text:style-name="T12"> </text:span><text:span text:style-name="T12">j</text:span><text:span text:style-name="T13">t</text:span><text:span text:style-name="T13">h</text:span><text:span text:style-name="T11"> </text:span><text:span text:style-name="T11">s</text:span><text:span text:style-name="T11">t</text:span><text:span text:style-name="T11">o</text:span><text:span text:style-name="T11">r</text:span><text:span text:style-name="T11">a</text:span><text:span text:style-name="T11">g</text:span><text:span text:style-name="T11">e</text:span></text:p>
          </draw:text-box>
        </draw:frame>
        <draw:custom-shape draw:style-name="gr98" draw:text-style-name="P15" draw:layer="layout" svg:width="2.01cm" svg:height="1.5cm" svg:x="44.445cm" svg:y="104.31cm">
          <text:p text:style-name="P3"><text:span text:style-name="T10">Ei_</text:span><text:span text:style-name="T10">Ij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18" draw:layer="layout" svg:width="14.068cm" svg:height="1.395cm" svg:x="46.651cm" svg:y="104.446cm">
          <draw:text-box>
            <text:p><text:span text:style-name="T11">A </text:span><text:span text:style-name="T11">pro</text:span><text:span text:style-name="T11">pa</text:span><text:span text:style-name="T11">gat</text:span><text:span text:style-name="T11">ion </text:span><text:span text:style-name="T11">ov</text:span><text:span text:style-name="T11">er </text:span><text:span text:style-name="T12">j</text:span><text:span text:style-name="T13">th</text:span><text:span text:style-name="T11"> </text:span><text:span text:style-name="T11">bat</text:span><text:span text:style-name="T11">ch </text:span><text:span text:style-name="T11">at </text:span><text:span text:style-name="T12">i</text:span><text:span text:style-name="T13">th</text:span><text:span text:style-name="T11"> </text:span><text:span text:style-name="T11">ep</text:span><text:span text:style-name="T11">oc</text:span><text:span text:style-name="T11">h </text:span></text:p>
          </draw:text-box>
        </draw:frame>
        <draw:custom-shape draw:style-name="gr59" draw:text-style-name="P7" draw:layer="layout" svg:width="18.439cm" svg:height="4.422cm" svg:x="43.832cm" svg:y="101.791cm">
          <text:p/>
          <draw:enhanced-geometry svg:viewBox="0 0 21600 21600" draw:type="rectangle" draw:enhanced-path="M 0 0 L 21600 0 21600 21600 0 21600 0 0 Z N"/>
        </draw:custom-shape>
        <draw:frame draw:style-name="gr99" draw:text-style-name="P32" draw:layer="layout" svg:width="3.934cm" svg:height="2.926cm" svg:x="65.519cm" svg:y="93.32cm">
          <draw:text-box>
            <text:p text:style-name="P31"><text:span text:style-name="T33">. </text:span><text:span text:style-name="T33">. </text:span><text:span text:style-name="T33">.</text:span></text:p>
          </draw:text-box>
        </draw:frame>
        <draw:frame draw:style-name="gr100" draw:text-style-name="P29" draw:layer="layout" svg:width="2.249cm" svg:height="1.768cm" svg:x="37.902cm" svg:y="91.355cm">
          <draw:text-box>
            <text:p text:style-name="P33"><text:span text:style-name="T25">E</text:span><text:span text:style-name="T34">0</text:span></text:p>
          </draw:text-box>
        </draw:frame>
        <draw:frame draw:style-name="gr100" draw:text-style-name="P29" draw:layer="layout" svg:width="2.249cm" svg:height="1.768cm" svg:x="37.991cm" svg:y="93.912cm">
          <draw:text-box>
            <text:p text:style-name="P33"><text:span text:style-name="T25">E</text:span><text:span text:style-name="T34">1</text:span></text:p>
          </draw:text-box>
        </draw:frame>
        <draw:frame draw:style-name="gr100" draw:text-style-name="P29" draw:layer="layout" svg:width="2.249cm" svg:height="1.768cm" svg:x="37.992cm" svg:y="93.912cm">
          <draw:text-box>
            <text:p text:style-name="P33"><text:span text:style-name="T25">E</text:span><text:span text:style-name="T34">1</text:span></text:p>
          </draw:text-box>
        </draw:frame>
        <draw:frame draw:style-name="gr100" draw:text-style-name="P29" draw:layer="layout" svg:width="2.249cm" svg:height="1.768cm" svg:x="38.059cm" svg:y="96.051cm">
          <draw:text-box>
            <text:p text:style-name="P33"><text:span text:style-name="T25">E</text:span><text:span text:style-name="T34">2</text:span></text:p>
          </draw:text-box>
        </draw:frame>
        <draw:frame draw:style-name="gr100" draw:text-style-name="P29" draw:layer="layout" svg:width="2.249cm" svg:height="1.768cm" svg:x="38.126cm" svg:y="98.168cm">
          <draw:text-box>
            <text:p text:style-name="P33"><text:span text:style-name="T25">E</text:span><text:span text:style-name="T34">3</text:span></text:p>
          </draw:text-box>
        </draw:frame>
        <draw:frame draw:style-name="gr101" draw:text-style-name="P34" draw:layer="layout" svg:width="14.917cm" svg:height="2.424cm" svg:x="45.158cm" svg:y="87.109cm">
          <draw:text-box>
            <text:p><text:span text:style-name="T35">I</text:span><text:span text:style-name="T35">n</text:span><text:span text:style-name="T35">tr</text:span><text:span text:style-name="T35">a</text:span><text:span text:style-name="T35">-</text:span><text:span text:style-name="T35">e</text:span><text:span text:style-name="T35">p</text:span><text:span text:style-name="T35">o</text:span><text:span text:style-name="T35">c</text:span><text:span text:style-name="T35">h </text:span><text:span text:style-name="T35">p</text:span><text:span text:style-name="T35">i</text:span><text:span text:style-name="T35">p</text:span><text:span text:style-name="T35">el</text:span><text:span text:style-name="T35">i</text:span><text:span text:style-name="T35">n</text:span><text:span text:style-name="T35">e </text:span></text:p>
          </draw:text-box>
        </draw:frame>
        <draw:custom-shape draw:style-name="gr102" draw:text-style-name="P19" draw:layer="layout" svg:width="14.274cm" svg:height="4.219cm" svg:x="19.437cm" svg:y="91.531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0" draw:layer="layout" svg:width="1.607cm" svg:height="1.607cm" svg:x="20.075cm" svg:y="91.769cm">
          <text:p text:style-name="P3"><text:span text:style-name="T36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1" draw:layer="layout" svg:x1="21.687cm" svg:y1="92.758cm" svg:x2="22.794cm" svg:y2="92.758cm">
          <text:p/>
        </draw:line>
        <draw:line draw:style-name="gr11" draw:text-style-name="P21" draw:layer="layout" svg:x1="24.397cm" svg:y1="92.79cm" svg:x2="25.665cm" svg:y2="92.79cm">
          <text:p/>
        </draw:line>
        <draw:line draw:style-name="gr11" draw:text-style-name="P21" draw:layer="layout" svg:x1="24.277cm" svg:y1="93.569cm" svg:x2="25.654cm" svg:y2="94.809cm">
          <text:p/>
        </draw:line>
        <draw:custom-shape draw:style-name="gr104" draw:text-style-name="P22" draw:layer="layout" svg:width="1.607cm" svg:height="1.607cm" svg:x="22.765cm" svg:y="91.817cm">
          <text:p text:style-name="P3"><text:span text:style-name="T16">B</text:span><text:span text:style-name="T3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3" draw:layer="layout" svg:width="1.606cm" svg:height="1.606cm" svg:x="25.674cm" svg:y="91.814cm">
          <text:p text:style-name="P3"><text:span text:style-name="T16">B</text:span><text:span text:style-name="T38">N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24" draw:layer="layout" svg:width="1.607cm" svg:height="1.607cm" svg:x="25.661cm" svg:y="93.975cm">
          <text:p text:style-name="P3"><text:span text:style-name="T39">U</text:span><text:span text:style-name="T40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4" draw:layer="layout" svg:width="1.607cm" svg:height="1.607cm" svg:x="28.62cm" svg:y="93.969cm">
          <text:p text:style-name="P3"><text:span text:style-name="T41">U</text:span><text:span text:style-name="T42">N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1" draw:layer="layout" svg:x1="27.292cm" svg:y1="92.805cm" svg:x2="28.56cm" svg:y2="92.805cm">
          <text:p/>
        </draw:line>
        <draw:line draw:style-name="gr11" draw:text-style-name="P21" draw:layer="layout" svg:x1="30.562cm" svg:y1="92.831cm" svg:x2="31.83cm" svg:y2="92.831cm">
          <text:p/>
        </draw:line>
        <draw:line draw:style-name="gr11" draw:text-style-name="P21" draw:layer="layout" svg:x1="27.252cm" svg:y1="93.461cm" svg:x2="28.629cm" svg:y2="94.701cm">
          <text:p/>
        </draw:line>
        <draw:custom-shape draw:style-name="gr108" draw:text-style-name="P23" draw:layer="layout" svg:width="1.607cm" svg:height="1.607cm" svg:x="28.629cm" svg:y="91.937cm">
          <text:p text:style-name="P3"><text:span text:style-name="T16">B</text:span><text:span text:style-name="T38">N</text:span><text:span text:style-name="T38">-</text:span><text:span text:style-name="T3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1" draw:layer="layout" svg:x1="30.522cm" svg:y1="93.675cm" svg:x2="31.899cm" svg:y2="94.915cm">
          <text:p/>
        </draw:line>
        <draw:frame draw:style-name="gr109" draw:text-style-name="P27" draw:layer="layout" svg:width="2.191cm" svg:height="2.107cm" svg:x="31.987cm" svg:y="93.93cm">
          <draw:text-box>
            <text:p><text:span text:style-name="T23">..</text:span><text:span text:style-name="T23">.</text:span></text:p>
          </draw:text-box>
        </draw:frame>
        <draw:frame draw:style-name="gr109" draw:text-style-name="P28" draw:layer="layout" svg:width="2.192cm" svg:height="2.107cm" svg:x="31.963cm" svg:y="91.811cm">
          <draw:text-box>
            <text:p><text:span text:style-name="T24">...</text:span></text:p>
          </draw:text-box>
        </draw:frame>
        <draw:frame draw:style-name="gr110" draw:text-style-name="P29" draw:layer="layout" svg:width="18.244cm" svg:height="2.31cm" svg:x="17.831cm" svg:y="87.152cm">
          <draw:text-box>
            <text:p><text:span text:style-name="T35">Intra-</text:span><text:span text:style-name="T35">propagation</text:span><text:span text:style-name="T25"> </text:span><text:span text:style-name="T35">pipeline</text:span><text:span text:style-name="T25"> </text:span></text:p>
          </draw:text-box>
        </draw:frame>
        <draw:custom-shape draw:style-name="gr111" draw:text-style-name="P20" draw:layer="layout" svg:width="1.508cm" svg:height="1.508cm" svg:x="20.14cm" svg:y="96.756cm">
          <text:p text:style-name="P3"><text:span text:style-name="T4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29" draw:layer="layout" svg:width="9.1cm" svg:height="1.473cm" svg:x="21.837cm" svg:y="96.822cm">
          <draw:text-box>
            <text:p><text:span text:style-name="T44">F</text:span><text:span text:style-name="T44">or</text:span><text:span text:style-name="T44">w</text:span><text:span text:style-name="T44">ar</text:span><text:span text:style-name="T44">d </text:span><text:span text:style-name="T44">pr</text:span><text:span text:style-name="T44">op</text:span><text:span text:style-name="T44">ag</text:span><text:span text:style-name="T44">ati</text:span><text:span text:style-name="T44">on</text:span></text:p>
          </draw:text-box>
        </draw:frame>
        <draw:custom-shape draw:style-name="gr113" draw:text-style-name="P22" draw:layer="layout" svg:width="1.508cm" svg:height="1.508cm" svg:x="20.107cm" svg:y="98.852cm">
          <text:p text:style-name="P3"><text:span text:style-name="T45">B</text:span><text:span text:style-name="T46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4" draw:text-style-name="P29" draw:layer="layout" svg:width="14.306cm" svg:height="1.618cm" svg:x="21.771cm" svg:y="98.852cm">
          <draw:text-box>
            <text:p><text:span text:style-name="T44">B</text:span><text:span text:style-name="T44">ac</text:span><text:span text:style-name="T44">k</text:span><text:span text:style-name="T44">w</text:span><text:span text:style-name="T44">ar</text:span><text:span text:style-name="T44">d </text:span><text:span text:style-name="T44">pr</text:span><text:span text:style-name="T44">op</text:span><text:span text:style-name="T44">ag</text:span><text:span text:style-name="T44">ati</text:span><text:span text:style-name="T44">on </text:span><text:span text:style-name="T44">at </text:span><text:span text:style-name="T47">i</text:span><text:span text:style-name="T48">th</text:span><text:span text:style-name="T44"> </text:span><text:span text:style-name="T44">la</text:span><text:span text:style-name="T44">ye</text:span><text:span text:style-name="T44">r</text:span></text:p>
          </draw:text-box>
        </draw:frame>
        <draw:custom-shape draw:style-name="gr115" draw:text-style-name="P24" draw:layer="layout" svg:width="1.508cm" svg:height="1.508cm" svg:x="20.075cm" svg:y="100.914cm">
          <text:p text:style-name="P3"><text:span text:style-name="T49">U</text:span><text:span text:style-name="T50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4" draw:text-style-name="P29" draw:layer="layout" svg:width="14.306cm" svg:height="1.618cm" svg:x="21.641cm" svg:y="100.883cm">
          <draw:text-box>
            <text:p><text:span text:style-name="T44">Pa</text:span><text:span text:style-name="T44">ra</text:span><text:span text:style-name="T44">m</text:span><text:span text:style-name="T44">et</text:span><text:span text:style-name="T44">er </text:span><text:span text:style-name="T44">up</text:span><text:span text:style-name="T44">da</text:span><text:span text:style-name="T44">te </text:span><text:span text:style-name="T44">at</text:span><text:span text:style-name="T51"> </text:span><text:span text:style-name="T47">i</text:span><text:span text:style-name="T48">th</text:span><text:span text:style-name="T44"> </text:span><text:span text:style-name="T44">la</text:span><text:span text:style-name="T44">ye</text:span><text:span text:style-name="T44">r</text:span></text:p>
          </draw:text-box>
        </draw:frame>
        <draw:custom-shape draw:style-name="gr116" draw:text-style-name="P16" draw:layer="layout" svg:width="1.301cm" svg:height="4.38cm" svg:x="18.059cm" svg:y="91.444cm">
          <text:p/>
          <draw:enhanced-geometry svg:viewBox="0 0 21600 21600" draw:text-areas="0 ?f0 ?f5 ?f2" draw:type="right-arrow" draw:modifiers="10411.5107913669 2986.846543001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6" draw:text-style-name="P16" draw:layer="layout" svg:width="1.302cm" svg:height="4.38cm" svg:x="33.943cm" svg:y="91.506cm">
          <text:p/>
          <draw:enhanced-geometry svg:viewBox="0 0 21600 21600" draw:text-areas="0 ?f0 ?f5 ?f2" draw:type="right-arrow" draw:modifiers="10411.5107913669 2986.846543001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7.274cm" svg:height="1.774cm" svg:x="37.968cm" svg:y="122.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7.296cm" svg:height="1.846cm" svg:x="37.946cm" svg:y="120.3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7.329cm" svg:height="1.847cm" svg:x="37.88cm" svg:y="118.1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7.374cm" svg:height="1.851cm" svg:x="37.835cm" svg:y="115.783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" draw:layer="layout" svg:width="0.568cm" svg:height="9.86cm" svg:x="48.298cm" svg:y="114.7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" draw:layer="layout" svg:width="0.419cm" svg:height="9.86cm" svg:x="51.399cm" svg:y="114.7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" draw:layer="layout" svg:width="0.414cm" svg:height="9.86cm" svg:x="54.3cm" svg:y="114.7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1" draw:layer="layout" svg:width="0.477cm" svg:height="9.86cm" svg:x="57.301cm" svg:y="114.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" draw:layer="layout" svg:width="0.494cm" svg:height="9.86cm" svg:x="59.902cm" svg:y="114.7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1" draw:layer="layout" svg:width="0.512cm" svg:height="9.86cm" svg:x="63.003cm" svg:y="114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1" draw:layer="layout" svg:width="0.483cm" svg:height="9.86cm" svg:x="45.597cm" svg:y="114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1" draw:layer="layout" svg:width="0.465cm" svg:height="9.86cm" svg:x="42.496cm" svg:y="114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" draw:layer="layout" svg:width="0.491cm" svg:height="9.86cm" svg:x="39.574cm" svg:y="114.7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4" draw:layer="layout" svg:width="2.01cm" svg:height="1.5cm" svg:x="39.485cm" svg:y="115.86cm">
          <text:p text:style-name="P3"><text:span text:style-name="T8">E</text:span><text:span text:style-name="T8">0</text:span><text:span text:style-name="T8">_</text:span><text:span text:style-name="T8">S</text:span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117" draw:text-style-name="P13" draw:layer="layout" svg:width="2cm" svg:height="1.5cm" svg:x="42.514cm" svg:y="115.908cm">
          <text:p text:style-name="P3"><text:span text:style-name="T9">E0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41.479cm" svg:y1="116.812cm" svg:x2="42.519cm" svg:y2="116.812cm">
          <text:p/>
        </draw:line>
        <draw:custom-shape draw:style-name="gr118" draw:text-style-name="P15" draw:layer="layout" svg:width="2.01cm" svg:height="1.5cm" svg:x="45.577cm" svg:y="115.91cm">
          <text:p text:style-name="P3"><text:span text:style-name="T9">E</text:span><text:span text:style-name="T9">0</text:span><text:span text:style-name="T9">_</text:span><text:span text:style-name="T9">I</text:span><text:span text:style-name="T9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4" draw:layer="layout" svg:width="2.01cm" svg:height="1.5cm" svg:x="39.468cm" svg:y="118.423cm">
          <text:p text:style-name="P3"><text:span text:style-name="T8">E1_S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13" draw:layer="layout" svg:width="2.01cm" svg:height="1.5cm" svg:x="48.313cm" svg:y="118.294cm">
          <text:p text:style-name="P3"><text:span text:style-name="T9">E1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41.489cm" svg:y1="119.332cm" svg:x2="48.28cm" svg:y2="119.332cm">
          <text:p/>
        </draw:line>
        <draw:line draw:style-name="gr11" draw:text-style-name="P7" draw:layer="layout" svg:x1="44.525cm" svg:y1="116.779cm" svg:x2="45.565cm" svg:y2="116.779cm">
          <text:p/>
        </draw:line>
        <draw:custom-shape draw:style-name="gr120" draw:text-style-name="P13" draw:layer="layout" svg:width="2.01cm" svg:height="1.5cm" svg:x="51.339cm" svg:y="118.367cm">
          <text:p text:style-name="P3"><text:span text:style-name="T9">E1</text:span><text:span text:style-name="T9">_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50.298cm" svg:y1="119.015cm" svg:x2="51.338cm" svg:y2="119.015cm">
          <text:p/>
        </draw:line>
        <draw:custom-shape draw:style-name="gr31" draw:text-style-name="P14" draw:layer="layout" svg:width="2.01cm" svg:height="1.5cm" svg:x="48.304cm" svg:y="120.614cm">
          <text:p text:style-name="P3"><text:span text:style-name="T8">E3_S</text:span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0.737cm" svg:height="1.067cm" draw:transform="rotate (-1.52018177848706) translate (42.273cm 118.869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1" draw:text-style-name="P15" draw:layer="layout" svg:width="2.01cm" svg:height="1.5cm" svg:x="54.262cm" svg:y="120.608cm">
          <text:p text:style-name="P3"><text:span text:style-name="T10">E3_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15" draw:layer="layout" svg:width="2.01cm" svg:height="1.5cm" svg:x="57.291cm" svg:y="120.568cm">
          <text:p text:style-name="P3"><text:span text:style-name="T10">E</text:span><text:span text:style-name="T10">3</text:span><text:span text:style-name="T10">_</text:span><text:span text:style-name="T10">I</text:span><text:span text:style-name="T10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56.264cm" svg:y1="121.345cm" svg:x2="57.304cm" svg:y2="121.345cm">
          <text:p/>
        </draw:line>
        <draw:line draw:style-name="gr11" draw:text-style-name="P7" draw:layer="layout" svg:x1="50.29cm" svg:y1="121.615cm" svg:x2="54.258cm" svg:y2="121.615cm">
          <text:p/>
        </draw:line>
        <draw:line draw:style-name="gr13" draw:text-style-name="P7" draw:layer="layout" svg:x1="41.876cm" svg:y1="116.77cm" svg:x2="41.876cm" svg:y2="118.907cm">
          <text:p/>
        </draw:line>
        <draw:line draw:style-name="gr11" draw:text-style-name="P7" draw:layer="layout" svg:x1="41.958cm" svg:y1="121.81cm" svg:x2="48.233cm" svg:y2="121.81cm">
          <text:p/>
        </draw:line>
        <draw:line draw:style-name="gr13" draw:text-style-name="P7" draw:layer="layout" svg:x1="41.91cm" svg:y1="119.589cm" svg:x2="41.91cm" svg:y2="121.803cm">
          <text:p/>
        </draw:line>
        <draw:line draw:style-name="gr13" draw:text-style-name="P7" draw:layer="layout" svg:x1="46.645cm" svg:y1="117.391cm" svg:x2="46.645cm" svg:y2="118.903cm">
          <text:p/>
        </draw:line>
        <draw:line draw:style-name="gr11" draw:text-style-name="P7" draw:layer="layout" svg:x1="46.772cm" svg:y1="118.591cm" svg:x2="48.31cm" svg:y2="118.591cm">
          <text:p/>
        </draw:line>
        <draw:custom-shape draw:style-name="gr26" draw:text-style-name="P7" draw:layer="layout" svg:width="0.737cm" svg:height="1.067cm" draw:transform="rotate (-1.52018177848706) translate (47.044cm 118.866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3" draw:text-style-name="P7" draw:layer="layout" svg:x1="46.645cm" svg:y1="119.595cm" svg:x2="46.645cm" svg:y2="121.151cm">
          <text:p/>
        </draw:line>
        <draw:line draw:style-name="gr11" draw:text-style-name="P7" draw:layer="layout" svg:x1="46.655cm" svg:y1="121.097cm" svg:x2="48.249cm" svg:y2="121.097cm">
          <text:p/>
        </draw:line>
        <draw:line draw:style-name="gr13" draw:text-style-name="P7" draw:layer="layout" svg:x1="52.395cm" svg:y1="119.863cm" svg:x2="52.395cm" svg:y2="121.269cm">
          <text:p/>
        </draw:line>
        <draw:line draw:style-name="gr11" draw:text-style-name="P7" draw:layer="layout" svg:x1="52.429cm" svg:y1="120.97cm" svg:x2="54.221cm" svg:y2="120.97cm">
          <text:p/>
        </draw:line>
        <draw:line draw:style-name="gr13" draw:text-style-name="P7" draw:layer="layout" svg:x1="43.125cm" svg:y1="119.294cm" svg:x2="43.125cm" svg:y2="121.604cm">
          <text:p/>
        </draw:line>
        <draw:custom-shape draw:style-name="gr31" draw:text-style-name="P14" draw:layer="layout" svg:width="2.01cm" svg:height="1.5cm" svg:x="54.223cm" svg:y="122.732cm">
          <text:p text:style-name="P3"><text:span text:style-name="T8">E4_S1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0.737cm" svg:height="1.067cm" draw:transform="rotate (-1.52018177848706) translate (43.548cm 121.54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3" draw:text-style-name="P7" draw:layer="layout" svg:x1="43.143cm" svg:y1="122.258cm" svg:x2="43.143cm" svg:y2="123.805cm">
          <text:p/>
        </draw:line>
        <draw:line draw:style-name="gr11" draw:text-style-name="P7" draw:layer="layout" svg:x1="43.183cm" svg:y1="123.747cm" svg:x2="54.145cm" svg:y2="123.747cm">
          <text:p/>
        </draw:line>
        <draw:custom-shape draw:style-name="gr26" draw:text-style-name="P7" draw:layer="layout" svg:width="0.737cm" svg:height="1.067cm" draw:transform="rotate (-1.52018177848706) translate (52.829cm 121.2cm)">
          <text:p/>
          <draw:enhanced-geometry svg:viewBox="0 0 21600 21600" draw:mirror-horizontal="false" draw:mirror-vertical="false" draw:type="block-arc" draw:modifiers="-164.92536789037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3" draw:text-style-name="P7" draw:layer="layout" svg:x1="52.42cm" svg:y1="121.91cm" svg:x2="52.42cm" svg:y2="123.353cm">
          <text:p/>
        </draw:line>
        <draw:line draw:style-name="gr11" draw:text-style-name="P7" draw:layer="layout" svg:x1="52.375cm" svg:y1="123.303cm" svg:x2="54.167cm" svg:y2="123.303cm">
          <text:p/>
        </draw:line>
        <draw:custom-shape draw:style-name="gr123" draw:text-style-name="P13" draw:layer="layout" svg:width="2.01cm" svg:height="1.5cm" svg:x="59.891cm" svg:y="122.676cm">
          <text:p text:style-name="P3"><text:span text:style-name="T9">E4_I</text:span><text:span text:style-name="T9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13" draw:layer="layout" svg:width="2.01cm" svg:height="1.5cm" svg:x="63.021cm" svg:y="122.732cm">
          <text:p text:style-name="P3"><text:span text:style-name="T9">E4_</text:span><text:span text:style-name="T9">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61.914cm" svg:y1="123.349cm" svg:x2="62.954cm" svg:y2="123.349cm">
          <text:p/>
        </draw:line>
        <draw:line draw:style-name="gr11" draw:text-style-name="P7" draw:layer="layout" svg:x1="56.27cm" svg:y1="123.647cm" svg:x2="59.851cm" svg:y2="123.647cm">
          <text:p/>
        </draw:line>
        <draw:line draw:style-name="gr13" draw:text-style-name="P7" draw:layer="layout" svg:x1="58.132cm" svg:y1="122.068cm" svg:x2="58.132cm" svg:y2="123.03cm">
          <text:p/>
        </draw:line>
        <draw:line draw:style-name="gr11" draw:text-style-name="P7" draw:layer="layout" svg:x1="58.087cm" svg:y1="123.038cm" svg:x2="59.868cm" svg:y2="123.038cm">
          <text:p/>
        </draw:line>
        <draw:custom-shape draw:style-name="gr40" draw:text-style-name="P16" draw:layer="layout" svg:width="0.259cm" svg:height="0.259cm" svg:x="41.769cm" svg:y="116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0.259cm" svg:height="0.259cm" svg:x="46.524cm" svg:y="118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0.259cm" svg:height="0.259cm" svg:x="43.009cm" svg:y="119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0.259cm" svg:height="0.259cm" svg:x="52.257cm" svg:y="120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6" draw:layer="layout" svg:width="1.524cm" svg:height="1.115cm" svg:x="39.252cm" svg:y="124.494cm">
          <draw:text-box>
            <text:p><text:span text:style-name="T18">T</text:span><text:span text:style-name="T18">0</text:span></text:p>
          </draw:text-box>
        </draw:frame>
        <draw:frame draw:style-name="gr60" draw:text-style-name="P26" draw:layer="layout" svg:width="1.524cm" svg:height="1.115cm" svg:x="42.252cm" svg:y="124.495cm">
          <draw:text-box>
            <text:p><text:span text:style-name="T18">T</text:span><text:span text:style-name="T18">1</text:span></text:p>
          </draw:text-box>
        </draw:frame>
        <draw:frame draw:style-name="gr60" draw:text-style-name="P26" draw:layer="layout" svg:width="1.524cm" svg:height="1.115cm" svg:x="45.352cm" svg:y="124.494cm">
          <draw:text-box>
            <text:p><text:span text:style-name="T18">T2</text:span></text:p>
          </draw:text-box>
        </draw:frame>
        <draw:frame draw:style-name="gr60" draw:text-style-name="P26" draw:layer="layout" svg:width="1.524cm" svg:height="1.115cm" svg:x="48.052cm" svg:y="124.495cm">
          <draw:text-box>
            <text:p><text:span text:style-name="T18">T3</text:span></text:p>
          </draw:text-box>
        </draw:frame>
        <draw:frame draw:style-name="gr60" draw:text-style-name="P26" draw:layer="layout" svg:width="1.524cm" svg:height="1.115cm" svg:x="51.152cm" svg:y="124.494cm">
          <draw:text-box>
            <text:p><text:span text:style-name="T18">T</text:span><text:span text:style-name="T18">4</text:span></text:p>
          </draw:text-box>
        </draw:frame>
        <draw:frame draw:style-name="gr60" draw:text-style-name="P26" draw:layer="layout" svg:width="1.524cm" svg:height="1.115cm" svg:x="54.052cm" svg:y="124.495cm">
          <draw:text-box>
            <text:p><text:span text:style-name="T18">T</text:span><text:span text:style-name="T18">5</text:span></text:p>
          </draw:text-box>
        </draw:frame>
        <draw:frame draw:style-name="gr60" draw:text-style-name="P26" draw:layer="layout" svg:width="1.524cm" svg:height="1.115cm" svg:x="57.052cm" svg:y="124.495cm">
          <draw:text-box>
            <text:p><text:span text:style-name="T18">T6</text:span></text:p>
          </draw:text-box>
        </draw:frame>
        <draw:frame draw:style-name="gr60" draw:text-style-name="P26" draw:layer="layout" svg:width="1.524cm" svg:height="1.115cm" svg:x="59.652cm" svg:y="124.494cm">
          <draw:text-box>
            <text:p><text:span text:style-name="T18">T7</text:span></text:p>
          </draw:text-box>
        </draw:frame>
        <draw:frame draw:style-name="gr60" draw:text-style-name="P26" draw:layer="layout" svg:width="1.524cm" svg:height="1.115cm" svg:x="62.752cm" svg:y="124.495cm">
          <draw:text-box>
            <text:p><text:span text:style-name="T18">T</text:span><text:span text:style-name="T18">8</text:span></text:p>
          </draw:text-box>
        </draw:frame>
        <draw:custom-shape draw:style-name="gr31" draw:text-style-name="P14" draw:layer="layout" svg:width="2.01cm" svg:height="1.5cm" svg:x="44.269cm" svg:y="126.808cm">
          <text:p text:style-name="P3"><text:span text:style-name="T8">Ei_Sj</text:span></text:p>
          <draw:enhanced-geometry svg:viewBox="0 0 21600 21600" draw:type="rectangle" draw:enhanced-path="M 0 0 L 21600 0 21600 21600 0 21600 0 0 Z N"/>
        </draw:custom-shape>
        <draw:frame draw:style-name="gr41" draw:text-style-name="P17" draw:layer="layout" svg:width="16.269cm" svg:height="1.886cm" svg:x="46.49cm" svg:y="127.073cm">
          <draw:text-box>
            <text:p><text:span text:style-name="T11">A data </text:span><text:span text:style-name="T11">shuffle </text:span><text:span text:style-name="T11">task at </text:span><text:span text:style-name="T12">i</text:span><text:span text:style-name="T13">th</text:span><text:span text:style-name="T11"> </text:span><text:span text:style-name="T11">epoch on</text:span><text:span text:style-name="T12"> </text:span><text:span text:style-name="T12">j</text:span><text:span text:style-name="T13">th</text:span><text:span text:style-name="T11"> storage</text:span></text:p>
          </draw:text-box>
        </draw:frame>
        <draw:custom-shape draw:style-name="gr125" draw:text-style-name="P15" draw:layer="layout" svg:width="2.01cm" svg:height="1.5cm" svg:x="44.313cm" svg:y="128.673cm">
          <text:p text:style-name="P3"><text:span text:style-name="T10">E</text:span><text:span text:style-name="T10">i</text:span><text:span text:style-name="T10">_</text:span><text:span text:style-name="T10">I</text:span><text:span text:style-name="T10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18" draw:layer="layout" svg:width="14.068cm" svg:height="1.395cm" svg:x="46.519cm" svg:y="128.809cm">
          <draw:text-box>
            <text:p><text:span text:style-name="T11">A</text:span><text:span text:style-name="T11"> </text:span><text:span text:style-name="T11">p</text:span><text:span text:style-name="T11">r</text:span><text:span text:style-name="T11">o</text:span><text:span text:style-name="T11">p</text:span><text:span text:style-name="T11">a</text:span><text:span text:style-name="T11">g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o</text:span><text:span text:style-name="T11">v</text:span><text:span text:style-name="T11">e</text:span><text:span text:style-name="T11">r </text:span><text:span text:style-name="T12">j</text:span><text:span text:style-name="T13">t</text:span><text:span text:style-name="T13">h</text:span><text:span text:style-name="T11"> </text:span><text:span text:style-name="T11">b</text:span><text:span text:style-name="T11">a</text:span><text:span text:style-name="T11">t</text:span><text:span text:style-name="T11">c</text:span><text:span text:style-name="T11">h</text:span><text:span text:style-name="T11"> </text:span><text:span text:style-name="T11">a</text:span><text:span text:style-name="T11">t </text:span><text:span text:style-name="T12">i</text:span><text:span text:style-name="T13">t</text:span><text:span text:style-name="T13">h</text:span><text:span text:style-name="T11"> </text:span><text:span text:style-name="T11">e</text:span><text:span text:style-name="T11">p</text:span><text:span text:style-name="T11">o</text:span><text:span text:style-name="T11">c</text:span><text:span text:style-name="T11">h</text:span><text:span text:style-name="T11"> </text:span></text:p>
          </draw:text-box>
        </draw:frame>
        <draw:custom-shape draw:style-name="gr59" draw:text-style-name="P7" draw:layer="layout" svg:width="18.439cm" svg:height="4.422cm" svg:x="43.7cm" svg:y="126.154cm">
          <text:p/>
          <draw:enhanced-geometry svg:viewBox="0 0 21600 21600" draw:type="rectangle" draw:enhanced-path="M 0 0 L 21600 0 21600 21600 0 21600 0 0 Z N"/>
        </draw:custom-shape>
        <draw:frame draw:style-name="gr99" draw:text-style-name="P32" draw:layer="layout" svg:width="3.934cm" svg:height="2.926cm" svg:x="65.387cm" svg:y="117.683cm">
          <draw:text-box>
            <text:p text:style-name="P31"><text:span text:style-name="T33">. . .</text:span></text:p>
          </draw:text-box>
        </draw:frame>
        <draw:frame draw:style-name="gr100" draw:text-style-name="P29" draw:layer="layout" svg:width="2.249cm" svg:height="1.768cm" svg:x="37.77cm" svg:y="115.718cm">
          <draw:text-box>
            <text:p text:style-name="P33"><text:span text:style-name="T25">E</text:span><text:span text:style-name="T34">0</text:span></text:p>
          </draw:text-box>
        </draw:frame>
        <draw:frame draw:style-name="gr100" draw:text-style-name="P29" draw:layer="layout" svg:width="2.249cm" svg:height="1.768cm" svg:x="37.859cm" svg:y="118.275cm">
          <draw:text-box>
            <text:p text:style-name="P33"><text:span text:style-name="T25">E</text:span><text:span text:style-name="T34">1</text:span></text:p>
          </draw:text-box>
        </draw:frame>
        <draw:frame draw:style-name="gr100" draw:text-style-name="P29" draw:layer="layout" svg:width="2.249cm" svg:height="1.768cm" svg:x="37.86cm" svg:y="118.275cm">
          <draw:text-box>
            <text:p text:style-name="P33"><text:span text:style-name="T25">E</text:span><text:span text:style-name="T34">1</text:span></text:p>
          </draw:text-box>
        </draw:frame>
        <draw:frame draw:style-name="gr100" draw:text-style-name="P29" draw:layer="layout" svg:width="2.249cm" svg:height="1.768cm" svg:x="37.927cm" svg:y="120.414cm">
          <draw:text-box>
            <text:p text:style-name="P33"><text:span text:style-name="T25">E</text:span><text:span text:style-name="T34">2</text:span></text:p>
          </draw:text-box>
        </draw:frame>
        <draw:frame draw:style-name="gr100" draw:text-style-name="P29" draw:layer="layout" svg:width="2.249cm" svg:height="1.768cm" svg:x="37.994cm" svg:y="122.531cm">
          <draw:text-box>
            <text:p text:style-name="P33"><text:span text:style-name="T25">E</text:span><text:span text:style-name="T34">3</text:span></text:p>
          </draw:text-box>
        </draw:frame>
        <draw:frame draw:style-name="gr101" draw:text-style-name="P34" draw:layer="layout" svg:width="14.917cm" svg:height="2.424cm" svg:x="45.026cm" svg:y="111.472cm">
          <draw:text-box>
            <text:p><text:span text:style-name="T35">I</text:span><text:span text:style-name="T35">n</text:span><text:span text:style-name="T35">t</text:span><text:span text:style-name="T35">r</text:span><text:span text:style-name="T35">a</text:span><text:span text:style-name="T35">-</text:span><text:span text:style-name="T35">e</text:span><text:span text:style-name="T35">p</text:span><text:span text:style-name="T35">o</text:span><text:span text:style-name="T35">c</text:span><text:span text:style-name="T35">h</text:span><text:span text:style-name="T35"> </text:span><text:span text:style-name="T35">p</text:span><text:span text:style-name="T35">i</text:span><text:span text:style-name="T35">p</text:span><text:span text:style-name="T35">e</text:span><text:span text:style-name="T35">l</text:span><text:span text:style-name="T35">i</text:span><text:span text:style-name="T35">n</text:span><text:span text:style-name="T35">e</text:span><text:span text:style-name="T35"> </text:span></text:p>
          </draw:text-box>
        </draw:frame>
        <draw:custom-shape draw:style-name="gr102" draw:text-style-name="P19" draw:layer="layout" svg:width="14.274cm" svg:height="4.219cm" svg:x="19.305cm" svg:y="115.894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0" draw:layer="layout" svg:width="1.607cm" svg:height="1.607cm" svg:x="19.943cm" svg:y="116.132cm">
          <text:p text:style-name="P3"><text:span text:style-name="T36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1" draw:layer="layout" svg:x1="21.555cm" svg:y1="117.121cm" svg:x2="22.662cm" svg:y2="117.121cm">
          <text:p/>
        </draw:line>
        <draw:line draw:style-name="gr11" draw:text-style-name="P21" draw:layer="layout" svg:x1="24.265cm" svg:y1="117.153cm" svg:x2="25.533cm" svg:y2="117.153cm">
          <text:p/>
        </draw:line>
        <draw:line draw:style-name="gr11" draw:text-style-name="P21" draw:layer="layout" svg:x1="24.145cm" svg:y1="117.932cm" svg:x2="25.522cm" svg:y2="119.172cm">
          <text:p/>
        </draw:line>
        <draw:custom-shape draw:style-name="gr104" draw:text-style-name="P22" draw:layer="layout" svg:width="1.607cm" svg:height="1.607cm" svg:x="22.633cm" svg:y="116.18cm">
          <text:p text:style-name="P3"><text:span text:style-name="T16">B</text:span><text:span text:style-name="T3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23" draw:layer="layout" svg:width="1.606cm" svg:height="1.606cm" svg:x="25.542cm" svg:y="116.177cm">
          <text:p text:style-name="P3"><text:span text:style-name="T16">B</text:span><text:span text:style-name="T38">N</text:span><text:span text:style-name="T38">-</text:span><text:span text:style-name="T38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24" draw:layer="layout" svg:width="1.607cm" svg:height="1.607cm" svg:x="25.529cm" svg:y="118.338cm">
          <text:p text:style-name="P3"><text:span text:style-name="T39">U</text:span><text:span text:style-name="T40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24" draw:layer="layout" svg:width="1.607cm" svg:height="1.607cm" svg:x="28.488cm" svg:y="118.332cm">
          <text:p text:style-name="P3"><text:span text:style-name="T41">U</text:span><text:span text:style-name="T42">N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1" draw:layer="layout" svg:x1="27.16cm" svg:y1="117.168cm" svg:x2="28.428cm" svg:y2="117.168cm">
          <text:p/>
        </draw:line>
        <draw:line draw:style-name="gr11" draw:text-style-name="P21" draw:layer="layout" svg:x1="30.43cm" svg:y1="117.194cm" svg:x2="31.698cm" svg:y2="117.194cm">
          <text:p/>
        </draw:line>
        <draw:line draw:style-name="gr11" draw:text-style-name="P21" draw:layer="layout" svg:x1="27.12cm" svg:y1="117.824cm" svg:x2="28.497cm" svg:y2="119.064cm">
          <text:p/>
        </draw:line>
        <draw:custom-shape draw:style-name="gr129" draw:text-style-name="P23" draw:layer="layout" svg:width="1.607cm" svg:height="1.607cm" svg:x="28.497cm" svg:y="116.3cm">
          <text:p text:style-name="P3"><text:span text:style-name="T16">B</text:span><text:span text:style-name="T38">N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1" draw:layer="layout" svg:x1="30.39cm" svg:y1="118.038cm" svg:x2="31.767cm" svg:y2="119.278cm">
          <text:p/>
        </draw:line>
        <draw:frame draw:style-name="gr109" draw:text-style-name="P27" draw:layer="layout" svg:width="2.191cm" svg:height="2.107cm" svg:x="31.855cm" svg:y="118.293cm">
          <draw:text-box>
            <text:p><text:span text:style-name="T23">...</text:span></text:p>
          </draw:text-box>
        </draw:frame>
        <draw:frame draw:style-name="gr109" draw:text-style-name="P28" draw:layer="layout" svg:width="2.192cm" svg:height="2.107cm" svg:x="31.831cm" svg:y="116.174cm">
          <draw:text-box>
            <text:p><text:span text:style-name="T24">...</text:span></text:p>
          </draw:text-box>
        </draw:frame>
        <draw:frame draw:style-name="gr110" draw:text-style-name="P29" draw:layer="layout" svg:width="18.244cm" svg:height="2.31cm" svg:x="17.699cm" svg:y="111.515cm">
          <draw:text-box>
            <text:p><text:span text:style-name="T35">I</text:span><text:span text:style-name="T35">n</text:span><text:span text:style-name="T35">t</text:span><text:span text:style-name="T35">r</text:span><text:span text:style-name="T35">a</text:span><text:span text:style-name="T35">-</text:span><text:span text:style-name="T35">p</text:span><text:span text:style-name="T35">r</text:span><text:span text:style-name="T35">o</text:span><text:span text:style-name="T35">p</text:span><text:span text:style-name="T35">a</text:span><text:span text:style-name="T35">g</text:span><text:span text:style-name="T35">a</text:span><text:span text:style-name="T35">ti</text:span><text:span text:style-name="T35">o</text:span><text:span text:style-name="T35">n</text:span><text:span text:style-name="T25"> </text:span><text:span text:style-name="T35">p</text:span><text:span text:style-name="T35">i</text:span><text:span text:style-name="T35">p</text:span><text:span text:style-name="T35">e</text:span><text:span text:style-name="T35">li</text:span><text:span text:style-name="T35">n</text:span><text:span text:style-name="T35">e</text:span><text:span text:style-name="T25"> </text:span></text:p>
          </draw:text-box>
        </draw:frame>
        <draw:custom-shape draw:style-name="gr111" draw:text-style-name="P20" draw:layer="layout" svg:width="1.508cm" svg:height="1.508cm" svg:x="20.184cm" svg:y="122.99cm">
          <text:p text:style-name="P3"><text:span text:style-name="T4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29" draw:layer="layout" svg:width="9.1cm" svg:height="1.473cm" svg:x="21.881cm" svg:y="123.056cm">
          <draw:text-box>
            <text:p><text:span text:style-name="T44">Fo</text:span><text:span text:style-name="T44">rw</text:span><text:span text:style-name="T44">ar</text:span><text:span text:style-name="T44">d </text:span><text:span text:style-name="T44">pr</text:span><text:span text:style-name="T44">op</text:span><text:span text:style-name="T44">ag</text:span><text:span text:style-name="T44">ati</text:span><text:span text:style-name="T44">on</text:span></text:p>
          </draw:text-box>
        </draw:frame>
        <draw:custom-shape draw:style-name="gr113" draw:text-style-name="P22" draw:layer="layout" svg:width="1.508cm" svg:height="1.508cm" svg:x="20.151cm" svg:y="125.086cm">
          <text:p text:style-name="P3"><text:span text:style-name="T45">B</text:span><text:span text:style-name="T46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4" draw:text-style-name="P29" draw:layer="layout" svg:width="14.306cm" svg:height="1.618cm" svg:x="21.815cm" svg:y="125.086cm">
          <draw:text-box>
            <text:p><text:span text:style-name="T44">Backw</text:span><text:span text:style-name="T44">ard </text:span><text:span text:style-name="T44">propag</text:span><text:span text:style-name="T44">ation at </text:span><text:span text:style-name="T47">i</text:span><text:span text:style-name="T48">th</text:span><text:span text:style-name="T44"> layer</text:span></text:p>
          </draw:text-box>
        </draw:frame>
        <draw:custom-shape draw:style-name="gr130" draw:text-style-name="P24" draw:layer="layout" svg:width="1.508cm" svg:height="1.508cm" svg:x="20.119cm" svg:y="127.148cm">
          <text:p text:style-name="P3"><text:span text:style-name="T49">U</text:span><text:span text:style-name="T50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4" draw:text-style-name="P29" draw:layer="layout" svg:width="14.306cm" svg:height="1.618cm" svg:x="21.685cm" svg:y="127.117cm">
          <draw:text-box>
            <text:p><text:span text:style-name="T44">Par</text:span><text:span text:style-name="T44">ame</text:span><text:span text:style-name="T44">ter </text:span><text:span text:style-name="T44">upd</text:span><text:span text:style-name="T44">ate </text:span><text:span text:style-name="T44">at</text:span><text:span text:style-name="T51"> </text:span><text:span text:style-name="T47">i</text:span><text:span text:style-name="T48">th</text:span><text:span text:style-name="T44"> </text:span><text:span text:style-name="T44">laye</text:span><text:span text:style-name="T44">r</text:span></text:p>
          </draw:text-box>
        </draw:frame>
        <draw:custom-shape draw:style-name="gr116" draw:text-style-name="P16" draw:layer="layout" svg:width="1.301cm" svg:height="4.38cm" svg:x="17.927cm" svg:y="115.807cm">
          <text:p/>
          <draw:enhanced-geometry svg:viewBox="0 0 21600 21600" draw:text-areas="0 ?f0 ?f5 ?f2" draw:type="right-arrow" draw:modifiers="10411.5107913669 2986.846543001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6" draw:text-style-name="P16" draw:layer="layout" svg:width="1.302cm" svg:height="4.38cm" svg:x="33.811cm" svg:y="115.869cm">
          <text:p/>
          <draw:enhanced-geometry svg:viewBox="0 0 21600 21600" draw:text-areas="0 ?f0 ?f5 ?f2" draw:type="right-arrow" draw:modifiers="10411.5107913669 2986.846543001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0" draw:text-style-name="P26" draw:layer="layout" svg:width="1.524cm" svg:height="1.115cm" svg:x="19.518cm" svg:y="121.033cm">
          <draw:text-box>
            <text:p><text:span text:style-name="T18">T</text:span><text:span text:style-name="T18">0</text:span></text:p>
          </draw:text-box>
        </draw:frame>
        <draw:frame draw:style-name="gr60" draw:text-style-name="P26" draw:layer="layout" svg:width="1.524cm" svg:height="1.115cm" svg:x="22.23cm" svg:y="120.99cm">
          <draw:text-box>
            <text:p><text:span text:style-name="T18">T1</text:span></text:p>
          </draw:text-box>
        </draw:frame>
        <draw:frame draw:style-name="gr60" draw:text-style-name="P26" draw:layer="layout" svg:width="1.524cm" svg:height="1.115cm" svg:x="25.13cm" svg:y="120.991cm">
          <draw:text-box>
            <text:p><text:span text:style-name="T18">T</text:span><text:span text:style-name="T18">2</text:span></text:p>
          </draw:text-box>
        </draw:frame>
        <draw:frame draw:style-name="gr60" draw:text-style-name="P26" draw:layer="layout" svg:width="1.524cm" svg:height="1.115cm" svg:x="28.13cm" svg:y="120.992cm">
          <draw:text-box>
            <text:p><text:span text:style-name="T18">T3</text:span></text:p>
          </draw:text-box>
        </draw:frame>
        <draw:frame draw:style-name="gr131" draw:text-style-name="P28" draw:layer="layout" svg:width="1.485cm" svg:height="1.719cm" svg:x="31.875cm" svg:y="120.629cm">
          <draw:text-box>
            <text:p><text:span text:style-name="T24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TW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3.2cm" fo:page-height="20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9T21:10:13.561555537</meta:creation-date>
    <dc:date>2018-12-30T10:17:24.672966761</dc:date>
    <meta:editing-duration>PT3H43M3S</meta:editing-duration>
    <meta:editing-cycles>169</meta:editing-cycles>
    <meta:generator>LibreOffice/5.1.6.2$Linux_X86_64 LibreOffice_project/10m0$Build-2</meta:generator>
    <meta:document-statistic meta:object-count="519"/>
  </office:meta>
</office:document-meta>
</file>